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674cm"/>
    </style:style>
    <style:style style:name="co6" style:family="table-column">
      <style:table-column-properties fo:break-before="auto" style:column-width="1.5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pr201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B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/1/2014 0:11:00</text:p>
          </table:table-cell>
          <table:table-cell office:value-type="float" office:value="40.769">
            <text:p>40.769</text:p>
          </table:table-cell>
          <table:table-cell office:value-type="float" office:value="-73.9549">
            <text:p>-73.95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/1/2014 0:17:00</text:p>
          </table:table-cell>
          <table:table-cell office:value-type="float" office:value="40.7267">
            <text:p>40.7267</text:p>
          </table:table-cell>
          <table:table-cell office:value-type="float" office:value="-74.0345">
            <text:p>-74.03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/1/2014 0:21:00</text:p>
          </table:table-cell>
          <table:table-cell office:value-type="float" office:value="40.7316">
            <text:p>40.7316</text:p>
          </table:table-cell>
          <table:table-cell office:value-type="float" office:value="-73.9873">
            <text:p>-73.98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/1/2014 0:28:00</text:p>
          </table:table-cell>
          <table:table-cell office:value-type="float" office:value="40.7588">
            <text:p>40.7588</text:p>
          </table:table-cell>
          <table:table-cell office:value-type="float" office:value="-73.9776">
            <text:p>-73.97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/1/2014 0:33:00</text:p>
          </table:table-cell>
          <table:table-cell office:value-type="float" office:value="40.7594">
            <text:p>40.7594</text:p>
          </table:table-cell>
          <table:table-cell office:value-type="float" office:value="-73.9722">
            <text:p>-73.972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/1/2014 0:33:00</text:p>
          </table:table-cell>
          <table:table-cell office:value-type="float" office:value="40.7383">
            <text:p>40.7383</text:p>
          </table:table-cell>
          <table:table-cell office:value-type="float" office:value="-74.0403">
            <text:p>-74.04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/1/2014 0:39:00</text:p>
          </table:table-cell>
          <table:table-cell office:value-type="float" office:value="40.7223">
            <text:p>40.7223</text:p>
          </table:table-cell>
          <table:table-cell office:value-type="float" office:value="-73.9887">
            <text:p>-73.988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/1/2014 0:45:00</text:p>
          </table:table-cell>
          <table:table-cell office:value-type="float" office:value="40.762">
            <text:p>40.762</text:p>
          </table:table-cell>
          <table:table-cell office:value-type="float" office:value="-73.979">
            <text:p>-73.9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/1/2014 0:55:00</text:p>
          </table:table-cell>
          <table:table-cell office:value-type="float" office:value="40.7524">
            <text:p>40.7524</text:p>
          </table:table-cell>
          <table:table-cell office:value-type="float" office:value="-73.996">
            <text:p>-73.9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/1/2014 1:01:00</text:p>
          </table:table-cell>
          <table:table-cell office:value-type="float" office:value="40.7575">
            <text:p>40.7575</text:p>
          </table:table-cell>
          <table:table-cell office:value-type="float" office:value="-73.9846">
            <text:p>-73.98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/1/2014 1:19:00</text:p>
          </table:table-cell>
          <table:table-cell office:value-type="float" office:value="40.7256">
            <text:p>40.7256</text:p>
          </table:table-cell>
          <table:table-cell office:value-type="float" office:value="-73.9869">
            <text:p>-73.986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4/1/2014 1:48:00</text:p>
          </table:table-cell>
          <table:table-cell office:value-type="float" office:value="40.7591">
            <text:p>40.7591</text:p>
          </table:table-cell>
          <table:table-cell office:value-type="float" office:value="-73.9684">
            <text:p>-73.96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4/1/2014 1:49:00</text:p>
          </table:table-cell>
          <table:table-cell office:value-type="float" office:value="40.7271">
            <text:p>40.7271</text:p>
          </table:table-cell>
          <table:table-cell office:value-type="float" office:value="-73.9803">
            <text:p>-73.98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/1/2014 2:11:00</text:p>
          </table:table-cell>
          <table:table-cell office:value-type="float" office:value="40.6463">
            <text:p>40.6463</text:p>
          </table:table-cell>
          <table:table-cell office:value-type="float" office:value="-73.7896">
            <text:p>-73.78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/1/2014 2:25:00</text:p>
          </table:table-cell>
          <table:table-cell office:value-type="float" office:value="40.7564">
            <text:p>40.7564</text:p>
          </table:table-cell>
          <table:table-cell office:value-type="float" office:value="-73.9167">
            <text:p>-73.91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/1/2014 2:31:00</text:p>
          </table:table-cell>
          <table:table-cell office:value-type="float" office:value="40.7666">
            <text:p>40.7666</text:p>
          </table:table-cell>
          <table:table-cell office:value-type="float" office:value="-73.9531">
            <text:p>-73.95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4/1/2014 2:43:00</text:p>
          </table:table-cell>
          <table:table-cell office:value-type="float" office:value="40.758">
            <text:p>40.758</text:p>
          </table:table-cell>
          <table:table-cell office:value-type="float" office:value="-73.9761">
            <text:p>-73.976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/1/2014 3:22:00</text:p>
          </table:table-cell>
          <table:table-cell office:value-type="float" office:value="40.7238">
            <text:p>40.7238</text:p>
          </table:table-cell>
          <table:table-cell office:value-type="float" office:value="-73.9821">
            <text:p>-73.98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/1/2014 3:35:00</text:p>
          </table:table-cell>
          <table:table-cell office:value-type="float" office:value="40.7531">
            <text:p>40.7531</text:p>
          </table:table-cell>
          <table:table-cell office:value-type="float" office:value="-74.0039">
            <text:p>-74.00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/1/2014 3:35:00</text:p>
          </table:table-cell>
          <table:table-cell office:value-type="float" office:value="40.7389">
            <text:p>40.7389</text:p>
          </table:table-cell>
          <table:table-cell office:value-type="float" office:value="-74.0393">
            <text:p>-74.039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/1/2014 3:41:00</text:p>
          </table:table-cell>
          <table:table-cell office:value-type="float" office:value="40.7619">
            <text:p>40.7619</text:p>
          </table:table-cell>
          <table:table-cell office:value-type="float" office:value="-73.9715">
            <text:p>-73.97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4/1/2014 4:11:00</text:p>
          </table:table-cell>
          <table:table-cell office:value-type="float" office:value="40.753">
            <text:p>40.753</text:p>
          </table:table-cell>
          <table:table-cell office:value-type="float" office:value="-74.0042">
            <text:p>-74.00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4/1/2014 4:15:00</text:p>
          </table:table-cell>
          <table:table-cell office:value-type="float" office:value="40.6561">
            <text:p>40.6561</text:p>
          </table:table-cell>
          <table:table-cell office:value-type="float" office:value="-73.9531">
            <text:p>-73.95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/1/2014 4:19:00</text:p>
          </table:table-cell>
          <table:table-cell office:value-type="float" office:value="40.725">
            <text:p>40.725</text:p>
          </table:table-cell>
          <table:table-cell office:value-type="float" office:value="-73.9844">
            <text:p>-73.98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4/1/2014 4:20:00</text:p>
          </table:table-cell>
          <table:table-cell office:value-type="float" office:value="40.695">
            <text:p>40.695</text:p>
          </table:table-cell>
          <table:table-cell office:value-type="float" office:value="-74.1783">
            <text:p>-74.17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4/1/2014 4:26:00</text:p>
          </table:table-cell>
          <table:table-cell office:value-type="float" office:value="40.9859">
            <text:p>40.9859</text:p>
          </table:table-cell>
          <table:table-cell office:value-type="float" office:value="-74.1578">
            <text:p>-74.15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/1/2014 4:27:00</text:p>
          </table:table-cell>
          <table:table-cell office:value-type="float" office:value="40.6879">
            <text:p>40.6879</text:p>
          </table:table-cell>
          <table:table-cell office:value-type="float" office:value="-74.1814">
            <text:p>-74.181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/1/2014 4:38:00</text:p>
          </table:table-cell>
          <table:table-cell office:value-type="float" office:value="40.6878">
            <text:p>40.6878</text:p>
          </table:table-cell>
          <table:table-cell office:value-type="float" office:value="-74.1816">
            <text:p>-74.18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/1/2014 4:47:00</text:p>
          </table:table-cell>
          <table:table-cell office:value-type="float" office:value="40.7234">
            <text:p>40.7234</text:p>
          </table:table-cell>
          <table:table-cell office:value-type="float" office:value="-73.9974">
            <text:p>-73.99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4/1/2014 4:49:00</text:p>
          </table:table-cell>
          <table:table-cell office:value-type="float" office:value="40.7336">
            <text:p>40.7336</text:p>
          </table:table-cell>
          <table:table-cell office:value-type="float" office:value="-73.99">
            <text:p>-73.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/1/2014 5:08:00</text:p>
          </table:table-cell>
          <table:table-cell office:value-type="float" office:value="40.7141">
            <text:p>40.7141</text:p>
          </table:table-cell>
          <table:table-cell office:value-type="float" office:value="-74.0094">
            <text:p>-74.00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4/1/2014 5:12:00</text:p>
          </table:table-cell>
          <table:table-cell office:value-type="float" office:value="40.7893">
            <text:p>40.7893</text:p>
          </table:table-cell>
          <table:table-cell office:value-type="float" office:value="-73.9709">
            <text:p>-73.970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/1/2014 5:18:00</text:p>
          </table:table-cell>
          <table:table-cell office:value-type="float" office:value="40.7747">
            <text:p>40.7747</text:p>
          </table:table-cell>
          <table:table-cell office:value-type="float" office:value="-73.991">
            <text:p>-73.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/1/2014 5:19:00</text:p>
          </table:table-cell>
          <table:table-cell office:value-type="float" office:value="40.7689">
            <text:p>40.7689</text:p>
          </table:table-cell>
          <table:table-cell office:value-type="float" office:value="-73.9876">
            <text:p>-73.98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4/1/2014 5:23:00</text:p>
          </table:table-cell>
          <table:table-cell office:value-type="float" office:value="40.7744">
            <text:p>40.7744</text:p>
          </table:table-cell>
          <table:table-cell office:value-type="float" office:value="-74.0149">
            <text:p>-74.01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4/1/2014 5:24:00</text:p>
          </table:table-cell>
          <table:table-cell office:value-type="float" office:value="40.7393">
            <text:p>40.7393</text:p>
          </table:table-cell>
          <table:table-cell office:value-type="float" office:value="-73.9974">
            <text:p>-73.99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4/1/2014 5:24:00</text:p>
          </table:table-cell>
          <table:table-cell office:value-type="float" office:value="40.7776">
            <text:p>40.7776</text:p>
          </table:table-cell>
          <table:table-cell office:value-type="float" office:value="-73.9752">
            <text:p>-73.975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4/1/2014 5:27:00</text:p>
          </table:table-cell>
          <table:table-cell office:value-type="float" office:value="40.6483">
            <text:p>40.6483</text:p>
          </table:table-cell>
          <table:table-cell office:value-type="float" office:value="-73.7829">
            <text:p>-73.78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4/1/2014 5:34:00</text:p>
          </table:table-cell>
          <table:table-cell office:value-type="float" office:value="40.6907">
            <text:p>40.6907</text:p>
          </table:table-cell>
          <table:table-cell office:value-type="float" office:value="-74.1782">
            <text:p>-74.17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4/1/2014 5:36:00</text:p>
          </table:table-cell>
          <table:table-cell office:value-type="float" office:value="40.7217">
            <text:p>40.7217</text:p>
          </table:table-cell>
          <table:table-cell office:value-type="float" office:value="-73.9875">
            <text:p>-73.98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4/1/2014 5:36:00</text:p>
          </table:table-cell>
          <table:table-cell office:value-type="float" office:value="40.7651">
            <text:p>40.7651</text:p>
          </table:table-cell>
          <table:table-cell office:value-type="float" office:value="-73.9632">
            <text:p>-73.963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4/1/2014 5:40:00</text:p>
          </table:table-cell>
          <table:table-cell office:value-type="float" office:value="40.7437">
            <text:p>40.7437</text:p>
          </table:table-cell>
          <table:table-cell office:value-type="float" office:value="-73.9985">
            <text:p>-73.99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4/1/2014 5:43:00</text:p>
          </table:table-cell>
          <table:table-cell office:value-type="float" office:value="40.7605">
            <text:p>40.7605</text:p>
          </table:table-cell>
          <table:table-cell office:value-type="float" office:value="-73.978">
            <text:p>-73.9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/1/2014 5:44:00</text:p>
          </table:table-cell>
          <table:table-cell office:value-type="float" office:value="40.743">
            <text:p>40.743</text:p>
          </table:table-cell>
          <table:table-cell office:value-type="float" office:value="-74.0301">
            <text:p>-74.03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/1/2014 5:44:00</text:p>
          </table:table-cell>
          <table:table-cell office:value-type="float" office:value="40.743">
            <text:p>40.743</text:p>
          </table:table-cell>
          <table:table-cell office:value-type="float" office:value="-74.0301">
            <text:p>-74.03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/1/2014 5:49:00</text:p>
          </table:table-cell>
          <table:table-cell office:value-type="float" office:value="40.7423">
            <text:p>40.7423</text:p>
          </table:table-cell>
          <table:table-cell office:value-type="float" office:value="-74.0371">
            <text:p>-74.03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4/1/2014 5:49:00</text:p>
          </table:table-cell>
          <table:table-cell office:value-type="float" office:value="40.7236">
            <text:p>40.7236</text:p>
          </table:table-cell>
          <table:table-cell office:value-type="float" office:value="-74.0037">
            <text:p>-74.0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4/1/2014 5:52:00</text:p>
          </table:table-cell>
          <table:table-cell office:value-type="float" office:value="40.7723">
            <text:p>40.7723</text:p>
          </table:table-cell>
          <table:table-cell office:value-type="float" office:value="-73.9527">
            <text:p>-73.952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4/1/2014 5:52:00</text:p>
          </table:table-cell>
          <table:table-cell office:value-type="float" office:value="40.7574">
            <text:p>40.7574</text:p>
          </table:table-cell>
          <table:table-cell office:value-type="float" office:value="-73.9862">
            <text:p>-73.98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4/1/2014 5:53:00</text:p>
          </table:table-cell>
          <table:table-cell office:value-type="float" office:value="40.7838">
            <text:p>40.7838</text:p>
          </table:table-cell>
          <table:table-cell office:value-type="float" office:value="-73.9504">
            <text:p>-73.95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4/1/2014 5:54:00</text:p>
          </table:table-cell>
          <table:table-cell office:value-type="float" office:value="40.7711">
            <text:p>40.7711</text:p>
          </table:table-cell>
          <table:table-cell office:value-type="float" office:value="-73.9871">
            <text:p>-73.98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4/1/2014 5:56:00</text:p>
          </table:table-cell>
          <table:table-cell office:value-type="float" office:value="40.7571">
            <text:p>40.7571</text:p>
          </table:table-cell>
          <table:table-cell office:value-type="float" office:value="-73.9726">
            <text:p>-73.9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4/1/2014 5:56:00</text:p>
          </table:table-cell>
          <table:table-cell office:value-type="float" office:value="40.7442">
            <text:p>40.7442</text:p>
          </table:table-cell>
          <table:table-cell office:value-type="float" office:value="-73.9854">
            <text:p>-73.98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4/1/2014 5:58:00</text:p>
          </table:table-cell>
          <table:table-cell office:value-type="float" office:value="40.7166">
            <text:p>40.7166</text:p>
          </table:table-cell>
          <table:table-cell office:value-type="float" office:value="-74.0144">
            <text:p>-74.01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4/1/2014 6:00:00</text:p>
          </table:table-cell>
          <table:table-cell office:value-type="float" office:value="40.7507">
            <text:p>40.7507</text:p>
          </table:table-cell>
          <table:table-cell office:value-type="float" office:value="-73.9703">
            <text:p>-73.97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4/1/2014 6:01:00</text:p>
          </table:table-cell>
          <table:table-cell office:value-type="float" office:value="40.7337">
            <text:p>40.7337</text:p>
          </table:table-cell>
          <table:table-cell office:value-type="float" office:value="-73.9979">
            <text:p>-73.99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4/1/2014 6:02:00</text:p>
          </table:table-cell>
          <table:table-cell office:value-type="float" office:value="40.7236">
            <text:p>40.7236</text:p>
          </table:table-cell>
          <table:table-cell office:value-type="float" office:value="-74.0111">
            <text:p>-74.01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4/1/2014 6:03:00</text:p>
          </table:table-cell>
          <table:table-cell office:value-type="float" office:value="40.7151">
            <text:p>40.7151</text:p>
          </table:table-cell>
          <table:table-cell office:value-type="float" office:value="-74.0464">
            <text:p>-74.046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4/1/2014 6:06:00</text:p>
          </table:table-cell>
          <table:table-cell office:value-type="float" office:value="40.7701">
            <text:p>40.7701</text:p>
          </table:table-cell>
          <table:table-cell office:value-type="float" office:value="-73.9588">
            <text:p>-73.95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4/1/2014 6:08:00</text:p>
          </table:table-cell>
          <table:table-cell office:value-type="float" office:value="40.86">
            <text:p>40.86</text:p>
          </table:table-cell>
          <table:table-cell office:value-type="float" office:value="-73.9142">
            <text:p>-73.91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4/1/2014 6:08:00</text:p>
          </table:table-cell>
          <table:table-cell office:value-type="float" office:value="40.7555">
            <text:p>40.7555</text:p>
          </table:table-cell>
          <table:table-cell office:value-type="float" office:value="-73.9729">
            <text:p>-73.97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4/1/2014 6:14:00</text:p>
          </table:table-cell>
          <table:table-cell office:value-type="float" office:value="40.7249">
            <text:p>40.7249</text:p>
          </table:table-cell>
          <table:table-cell office:value-type="float" office:value="-74.0355">
            <text:p>-74.03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4/1/2014 6:14:00</text:p>
          </table:table-cell>
          <table:table-cell office:value-type="float" office:value="40.6193">
            <text:p>40.6193</text:p>
          </table:table-cell>
          <table:table-cell office:value-type="float" office:value="-74.157">
            <text:p>-74.1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4/1/2014 6:15:00</text:p>
          </table:table-cell>
          <table:table-cell office:value-type="float" office:value="40.7753">
            <text:p>40.7753</text:p>
          </table:table-cell>
          <table:table-cell office:value-type="float" office:value="-73.978">
            <text:p>-73.9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4/1/2014 6:15:00</text:p>
          </table:table-cell>
          <table:table-cell office:value-type="float" office:value="40.7204">
            <text:p>40.7204</text:p>
          </table:table-cell>
          <table:table-cell office:value-type="float" office:value="-73.9545">
            <text:p>-73.95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4/1/2014 6:16:00</text:p>
          </table:table-cell>
          <table:table-cell office:value-type="float" office:value="40.7772">
            <text:p>40.7772</text:p>
          </table:table-cell>
          <table:table-cell office:value-type="float" office:value="-73.9595">
            <text:p>-73.95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4/1/2014 6:17:00</text:p>
          </table:table-cell>
          <table:table-cell office:value-type="float" office:value="40.7651">
            <text:p>40.7651</text:p>
          </table:table-cell>
          <table:table-cell office:value-type="float" office:value="-74.082">
            <text:p>-74.0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4/1/2014 6:17:00</text:p>
          </table:table-cell>
          <table:table-cell office:value-type="float" office:value="40.74">
            <text:p>40.74</text:p>
          </table:table-cell>
          <table:table-cell office:value-type="float" office:value="-73.9879">
            <text:p>-73.98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4/1/2014 6:19:00</text:p>
          </table:table-cell>
          <table:table-cell office:value-type="float" office:value="40.7741">
            <text:p>40.7741</text:p>
          </table:table-cell>
          <table:table-cell office:value-type="float" office:value="-73.9568">
            <text:p>-73.95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4/1/2014 6:20:00</text:p>
          </table:table-cell>
          <table:table-cell office:value-type="float" office:value="40.7599">
            <text:p>40.7599</text:p>
          </table:table-cell>
          <table:table-cell office:value-type="float" office:value="-73.9944">
            <text:p>-73.99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4/1/2014 6:21:00</text:p>
          </table:table-cell>
          <table:table-cell office:value-type="float" office:value="40.7531">
            <text:p>40.7531</text:p>
          </table:table-cell>
          <table:table-cell office:value-type="float" office:value="-74.0039">
            <text:p>-74.00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4/1/2014 6:22:00</text:p>
          </table:table-cell>
          <table:table-cell office:value-type="float" office:value="40.7791">
            <text:p>40.7791</text:p>
          </table:table-cell>
          <table:table-cell office:value-type="float" office:value="-73.9623">
            <text:p>-73.96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4/1/2014 6:25:00</text:p>
          </table:table-cell>
          <table:table-cell office:value-type="float" office:value="40.7382">
            <text:p>40.7382</text:p>
          </table:table-cell>
          <table:table-cell office:value-type="float" office:value="-74.0033">
            <text:p>-74.00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4/1/2014 6:31:00</text:p>
          </table:table-cell>
          <table:table-cell office:value-type="float" office:value="40.7391">
            <text:p>40.7391</text:p>
          </table:table-cell>
          <table:table-cell office:value-type="float" office:value="-73.9989">
            <text:p>-73.998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4/1/2014 6:31:00</text:p>
          </table:table-cell>
          <table:table-cell office:value-type="float" office:value="40.7806">
            <text:p>40.7806</text:p>
          </table:table-cell>
          <table:table-cell office:value-type="float" office:value="-73.982">
            <text:p>-73.9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4/1/2014 6:32:00</text:p>
          </table:table-cell>
          <table:table-cell office:value-type="float" office:value="40.7322">
            <text:p>40.7322</text:p>
          </table:table-cell>
          <table:table-cell office:value-type="float" office:value="-73.9863">
            <text:p>-73.986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4/1/2014 6:33:00</text:p>
          </table:table-cell>
          <table:table-cell office:value-type="float" office:value="40.7703">
            <text:p>40.7703</text:p>
          </table:table-cell>
          <table:table-cell office:value-type="float" office:value="-73.966">
            <text:p>-73.9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4/1/2014 6:34:00</text:p>
          </table:table-cell>
          <table:table-cell office:value-type="float" office:value="40.7221">
            <text:p>40.7221</text:p>
          </table:table-cell>
          <table:table-cell office:value-type="float" office:value="-74.0018">
            <text:p>-74.00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4/1/2014 6:35:00</text:p>
          </table:table-cell>
          <table:table-cell office:value-type="float" office:value="40.7588">
            <text:p>40.7588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4/1/2014 6:36:00</text:p>
          </table:table-cell>
          <table:table-cell office:value-type="float" office:value="40.7677">
            <text:p>40.7677</text:p>
          </table:table-cell>
          <table:table-cell office:value-type="float" office:value="-73.9656">
            <text:p>-73.96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/1/2014 6:37:00</text:p>
          </table:table-cell>
          <table:table-cell office:value-type="float" office:value="40.7404">
            <text:p>40.7404</text:p>
          </table:table-cell>
          <table:table-cell office:value-type="float" office:value="-74.0076">
            <text:p>-74.00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4/1/2014 6:38:00</text:p>
          </table:table-cell>
          <table:table-cell office:value-type="float" office:value="40.7679">
            <text:p>40.7679</text:p>
          </table:table-cell>
          <table:table-cell office:value-type="float" office:value="-73.9599">
            <text:p>-73.95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4/1/2014 6:39:00</text:p>
          </table:table-cell>
          <table:table-cell office:value-type="float" office:value="40.7694">
            <text:p>40.7694</text:p>
          </table:table-cell>
          <table:table-cell office:value-type="float" office:value="-73.9852">
            <text:p>-73.985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4/1/2014 6:40:00</text:p>
          </table:table-cell>
          <table:table-cell office:value-type="float" office:value="40.7858">
            <text:p>40.7858</text:p>
          </table:table-cell>
          <table:table-cell office:value-type="float" office:value="-73.9546">
            <text:p>-73.95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4/1/2014 6:40:00</text:p>
          </table:table-cell>
          <table:table-cell office:value-type="float" office:value="40.7742">
            <text:p>40.7742</text:p>
          </table:table-cell>
          <table:table-cell office:value-type="float" office:value="-73.9491">
            <text:p>-73.94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/1/2014 6:42:00</text:p>
          </table:table-cell>
          <table:table-cell office:value-type="float" office:value="40.7703">
            <text:p>40.7703</text:p>
          </table:table-cell>
          <table:table-cell office:value-type="float" office:value="-73.95">
            <text:p>-73.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/1/2014 6:42:00</text:p>
          </table:table-cell>
          <table:table-cell office:value-type="float" office:value="40.7614">
            <text:p>40.7614</text:p>
          </table:table-cell>
          <table:table-cell office:value-type="float" office:value="-73.9997">
            <text:p>-73.99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4/1/2014 6:43:00</text:p>
          </table:table-cell>
          <table:table-cell office:value-type="float" office:value="40.793">
            <text:p>40.793</text:p>
          </table:table-cell>
          <table:table-cell office:value-type="float" office:value="-73.9749">
            <text:p>-73.97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4/1/2014 6:44:00</text:p>
          </table:table-cell>
          <table:table-cell office:value-type="float" office:value="40.7231">
            <text:p>40.7231</text:p>
          </table:table-cell>
          <table:table-cell office:value-type="float" office:value="-73.9442">
            <text:p>-73.94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4/1/2014 6:45:00</text:p>
          </table:table-cell>
          <table:table-cell office:value-type="float" office:value="40.7874">
            <text:p>40.7874</text:p>
          </table:table-cell>
          <table:table-cell office:value-type="float" office:value="-73.9545">
            <text:p>-73.95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/1/2014 6:47:00</text:p>
          </table:table-cell>
          <table:table-cell office:value-type="float" office:value="40.7689">
            <text:p>40.7689</text:p>
          </table:table-cell>
          <table:table-cell office:value-type="float" office:value="-73.9812">
            <text:p>-73.981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4/1/2014 6:47:00</text:p>
          </table:table-cell>
          <table:table-cell office:value-type="float" office:value="40.7789">
            <text:p>40.7789</text:p>
          </table:table-cell>
          <table:table-cell office:value-type="float" office:value="-73.9557">
            <text:p>-73.95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4/1/2014 6:48:00</text:p>
          </table:table-cell>
          <table:table-cell office:value-type="float" office:value="40.7271">
            <text:p>40.7271</text:p>
          </table:table-cell>
          <table:table-cell office:value-type="float" office:value="-74.0054">
            <text:p>-74.00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4/1/2014 6:52:00</text:p>
          </table:table-cell>
          <table:table-cell office:value-type="float" office:value="40.7877">
            <text:p>40.7877</text:p>
          </table:table-cell>
          <table:table-cell office:value-type="float" office:value="-73.973">
            <text:p>-73.9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/1/2014 6:52:00</text:p>
          </table:table-cell>
          <table:table-cell office:value-type="float" office:value="40.7255">
            <text:p>40.7255</text:p>
          </table:table-cell>
          <table:table-cell office:value-type="float" office:value="-74.0092">
            <text:p>-74.00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/1/2014 6:54:00</text:p>
          </table:table-cell>
          <table:table-cell office:value-type="float" office:value="40.7653">
            <text:p>40.7653</text:p>
          </table:table-cell>
          <table:table-cell office:value-type="float" office:value="-73.9723">
            <text:p>-73.97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/1/2014 6:56:00</text:p>
          </table:table-cell>
          <table:table-cell office:value-type="float" office:value="40.7644">
            <text:p>40.7644</text:p>
          </table:table-cell>
          <table:table-cell office:value-type="float" office:value="-73.9769">
            <text:p>-73.976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4/1/2014 6:57:00</text:p>
          </table:table-cell>
          <table:table-cell office:value-type="float" office:value="40.7726">
            <text:p>40.7726</text:p>
          </table:table-cell>
          <table:table-cell office:value-type="float" office:value="-73.9532">
            <text:p>-73.953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4/1/2014 6:59:00</text:p>
          </table:table-cell>
          <table:table-cell office:value-type="float" office:value="40.7898">
            <text:p>40.7898</text:p>
          </table:table-cell>
          <table:table-cell office:value-type="float" office:value="-73.9661">
            <text:p>-73.9661</text:p>
          </table:table-cell>
          <table:table-cell office:value-type="string">
            <text:p>B02512</text:p>
          </table:table-cell>
        </table:table-row>
      </table:table>
      <table:table table:name="may201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B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/1/2014 0:02:00</text:p>
          </table:table-cell>
          <table:table-cell office:value-type="float" office:value="40.7521">
            <text:p>40.7521</text:p>
          </table:table-cell>
          <table:table-cell office:value-type="float" office:value="-73.9914">
            <text:p>-73.991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/1/2014 0:06:00</text:p>
          </table:table-cell>
          <table:table-cell office:value-type="float" office:value="40.6965">
            <text:p>40.6965</text:p>
          </table:table-cell>
          <table:table-cell office:value-type="float" office:value="-73.9715">
            <text:p>-73.97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/1/2014 0:15:00</text:p>
          </table:table-cell>
          <table:table-cell office:value-type="float" office:value="40.7464">
            <text:p>40.7464</text:p>
          </table:table-cell>
          <table:table-cell office:value-type="float" office:value="-73.9838">
            <text:p>-73.98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/1/2014 0:17:00</text:p>
          </table:table-cell>
          <table:table-cell office:value-type="float" office:value="40.7463">
            <text:p>40.7463</text:p>
          </table:table-cell>
          <table:table-cell office:value-type="float" office:value="-74.0011">
            <text:p>-74.00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/1/2014 0:17:00</text:p>
          </table:table-cell>
          <table:table-cell office:value-type="float" office:value="40.7594">
            <text:p>40.7594</text:p>
          </table:table-cell>
          <table:table-cell office:value-type="float" office:value="-73.9734">
            <text:p>-73.973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/1/2014 0:20:00</text:p>
          </table:table-cell>
          <table:table-cell office:value-type="float" office:value="40.7685">
            <text:p>40.7685</text:p>
          </table:table-cell>
          <table:table-cell office:value-type="float" office:value="-73.8625">
            <text:p>-73.8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/1/2014 0:21:00</text:p>
          </table:table-cell>
          <table:table-cell office:value-type="float" office:value="40.7637">
            <text:p>40.7637</text:p>
          </table:table-cell>
          <table:table-cell office:value-type="float" office:value="-73.9962">
            <text:p>-73.99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/1/2014 0:21:00</text:p>
          </table:table-cell>
          <table:table-cell office:value-type="float" office:value="40.7252">
            <text:p>40.7252</text:p>
          </table:table-cell>
          <table:table-cell office:value-type="float" office:value="-74.0023">
            <text:p>-74.00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/1/2014 0:25:00</text:p>
          </table:table-cell>
          <table:table-cell office:value-type="float" office:value="40.7607">
            <text:p>40.7607</text:p>
          </table:table-cell>
          <table:table-cell office:value-type="float" office:value="-73.9625">
            <text:p>-73.9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/1/2014 0:25:00</text:p>
          </table:table-cell>
          <table:table-cell office:value-type="float" office:value="40.7212">
            <text:p>40.7212</text:p>
          </table:table-cell>
          <table:table-cell office:value-type="float" office:value="-73.9879">
            <text:p>-73.98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/1/2014 0:29:00</text:p>
          </table:table-cell>
          <table:table-cell office:value-type="float" office:value="40.7255">
            <text:p>40.7255</text:p>
          </table:table-cell>
          <table:table-cell office:value-type="float" office:value="-73.9986">
            <text:p>-73.998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/1/2014 0:32:00</text:p>
          </table:table-cell>
          <table:table-cell office:value-type="float" office:value="40.6467">
            <text:p>40.6467</text:p>
          </table:table-cell>
          <table:table-cell office:value-type="float" office:value="-73.7901">
            <text:p>-73.7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/1/2014 0:40:00</text:p>
          </table:table-cell>
          <table:table-cell office:value-type="float" office:value="40.7613">
            <text:p>40.7613</text:p>
          </table:table-cell>
          <table:table-cell office:value-type="float" office:value="-73.9788">
            <text:p>-73.97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/1/2014 0:56:00</text:p>
          </table:table-cell>
          <table:table-cell office:value-type="float" office:value="40.7807">
            <text:p>40.7807</text:p>
          </table:table-cell>
          <table:table-cell office:value-type="float" office:value="-73.9497">
            <text:p>-73.94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/1/2014 1:00:00</text:p>
          </table:table-cell>
          <table:table-cell office:value-type="float" office:value="40.7585">
            <text:p>40.7585</text:p>
          </table:table-cell>
          <table:table-cell office:value-type="float" office:value="-73.9708">
            <text:p>-73.970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/1/2014 1:02:00</text:p>
          </table:table-cell>
          <table:table-cell office:value-type="float" office:value="40.7163">
            <text:p>40.7163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/1/2014 1:06:00</text:p>
          </table:table-cell>
          <table:table-cell office:value-type="float" office:value="40.7265">
            <text:p>40.7265</text:p>
          </table:table-cell>
          <table:table-cell office:value-type="float" office:value="-73.9958">
            <text:p>-73.995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/1/2014 1:13:00</text:p>
          </table:table-cell>
          <table:table-cell office:value-type="float" office:value="40.7559">
            <text:p>40.7559</text:p>
          </table:table-cell>
          <table:table-cell office:value-type="float" office:value="-73.9867">
            <text:p>-73.98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/1/2014 1:13:00</text:p>
          </table:table-cell>
          <table:table-cell office:value-type="float" office:value="40.7671">
            <text:p>40.7671</text:p>
          </table:table-cell>
          <table:table-cell office:value-type="float" office:value="-73.9956">
            <text:p>-73.99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5/1/2014 1:20:00</text:p>
          </table:table-cell>
          <table:table-cell office:value-type="float" office:value="40.7707">
            <text:p>40.7707</text:p>
          </table:table-cell>
          <table:table-cell office:value-type="float" office:value="-73.9944">
            <text:p>-73.99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5/1/2014 1:22:00</text:p>
          </table:table-cell>
          <table:table-cell office:value-type="float" office:value="40.7607">
            <text:p>40.7607</text:p>
          </table:table-cell>
          <table:table-cell office:value-type="float" office:value="-73.9784">
            <text:p>-73.9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5/1/2014 1:25:00</text:p>
          </table:table-cell>
          <table:table-cell office:value-type="float" office:value="40.7382">
            <text:p>40.7382</text:p>
          </table:table-cell>
          <table:table-cell office:value-type="float" office:value="-74.0096">
            <text:p>-74.00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5/1/2014 1:26:00</text:p>
          </table:table-cell>
          <table:table-cell office:value-type="float" office:value="40.759">
            <text:p>40.759</text:p>
          </table:table-cell>
          <table:table-cell office:value-type="float" office:value="-73.9725">
            <text:p>-73.97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5/1/2014 1:27:00</text:p>
          </table:table-cell>
          <table:table-cell office:value-type="float" office:value="40.7456">
            <text:p>40.7456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5/1/2014 1:28:00</text:p>
          </table:table-cell>
          <table:table-cell office:value-type="float" office:value="40.7285">
            <text:p>40.7285</text:p>
          </table:table-cell>
          <table:table-cell office:value-type="float" office:value="-74.0044">
            <text:p>-74.00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5/1/2014 1:32:00</text:p>
          </table:table-cell>
          <table:table-cell office:value-type="float" office:value="40.7218">
            <text:p>40.7218</text:p>
          </table:table-cell>
          <table:table-cell office:value-type="float" office:value="-73.9921">
            <text:p>-73.99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5/1/2014 1:45:00</text:p>
          </table:table-cell>
          <table:table-cell office:value-type="float" office:value="40.744">
            <text:p>40.744</text:p>
          </table:table-cell>
          <table:table-cell office:value-type="float" office:value="-73.9877">
            <text:p>-73.98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5/1/2014 1:48:00</text:p>
          </table:table-cell>
          <table:table-cell office:value-type="float" office:value="40.71">
            <text:p>40.71</text:p>
          </table:table-cell>
          <table:table-cell office:value-type="float" office:value="-74.0091">
            <text:p>-74.00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5/1/2014 2:00:00</text:p>
          </table:table-cell>
          <table:table-cell office:value-type="float" office:value="40.7412">
            <text:p>40.7412</text:p>
          </table:table-cell>
          <table:table-cell office:value-type="float" office:value="-74.0078">
            <text:p>-74.00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5/1/2014 2:13:00</text:p>
          </table:table-cell>
          <table:table-cell office:value-type="float" office:value="40.7508">
            <text:p>40.7508</text:p>
          </table:table-cell>
          <table:table-cell office:value-type="float" office:value="-74.0056">
            <text:p>-74.00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/1/2014 2:18:00</text:p>
          </table:table-cell>
          <table:table-cell office:value-type="float" office:value="40.7621">
            <text:p>40.7621</text:p>
          </table:table-cell>
          <table:table-cell office:value-type="float" office:value="-73.976">
            <text:p>-73.9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5/1/2014 2:40:00</text:p>
          </table:table-cell>
          <table:table-cell office:value-type="float" office:value="40.7575">
            <text:p>40.7575</text:p>
          </table:table-cell>
          <table:table-cell office:value-type="float" office:value="-73.9688">
            <text:p>-73.96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5/1/2014 2:48:00</text:p>
          </table:table-cell>
          <table:table-cell office:value-type="float" office:value="40.7549">
            <text:p>40.7549</text:p>
          </table:table-cell>
          <table:table-cell office:value-type="float" office:value="-73.9864">
            <text:p>-73.986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5/1/2014 2:59:00</text:p>
          </table:table-cell>
          <table:table-cell office:value-type="float" office:value="40.7596">
            <text:p>40.7596</text:p>
          </table:table-cell>
          <table:table-cell office:value-type="float" office:value="-73.9726">
            <text:p>-73.9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/1/2014 3:01:00</text:p>
          </table:table-cell>
          <table:table-cell office:value-type="float" office:value="40.7284">
            <text:p>40.7284</text:p>
          </table:table-cell>
          <table:table-cell office:value-type="float" office:value="-73.9997">
            <text:p>-73.99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5/1/2014 3:13:00</text:p>
          </table:table-cell>
          <table:table-cell office:value-type="float" office:value="40.7246">
            <text:p>40.7246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5/1/2014 3:19:00</text:p>
          </table:table-cell>
          <table:table-cell office:value-type="float" office:value="40.7156">
            <text:p>40.7156</text:p>
          </table:table-cell>
          <table:table-cell office:value-type="float" office:value="-73.9898">
            <text:p>-73.989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5/1/2014 3:21:00</text:p>
          </table:table-cell>
          <table:table-cell office:value-type="float" office:value="40.7467">
            <text:p>40.7467</text:p>
          </table:table-cell>
          <table:table-cell office:value-type="float" office:value="-73.9846">
            <text:p>-73.98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5/1/2014 3:28:00</text:p>
          </table:table-cell>
          <table:table-cell office:value-type="float" office:value="40.7144">
            <text:p>40.7144</text:p>
          </table:table-cell>
          <table:table-cell office:value-type="float" office:value="-74.038">
            <text:p>-74.0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/1/2014 3:28:00</text:p>
          </table:table-cell>
          <table:table-cell office:value-type="float" office:value="40.7144">
            <text:p>40.7144</text:p>
          </table:table-cell>
          <table:table-cell office:value-type="float" office:value="-74.038">
            <text:p>-74.0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5/1/2014 3:31:00</text:p>
          </table:table-cell>
          <table:table-cell office:value-type="float" office:value="40.8276">
            <text:p>40.8276</text:p>
          </table:table-cell>
          <table:table-cell office:value-type="float" office:value="-73.9454">
            <text:p>-73.94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5/1/2014 3:44:00</text:p>
          </table:table-cell>
          <table:table-cell office:value-type="float" office:value="40.7562">
            <text:p>40.7562</text:p>
          </table:table-cell>
          <table:table-cell office:value-type="float" office:value="-73.9931">
            <text:p>-73.99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5/1/2014 3:50:00</text:p>
          </table:table-cell>
          <table:table-cell office:value-type="float" office:value="40.7299">
            <text:p>40.7299</text:p>
          </table:table-cell>
          <table:table-cell office:value-type="float" office:value="-73.9868">
            <text:p>-73.98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5/1/2014 3:57:00</text:p>
          </table:table-cell>
          <table:table-cell office:value-type="float" office:value="40.7762">
            <text:p>40.7762</text:p>
          </table:table-cell>
          <table:table-cell office:value-type="float" office:value="-73.9499">
            <text:p>-73.94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5/1/2014 3:58:00</text:p>
          </table:table-cell>
          <table:table-cell office:value-type="float" office:value="40.7538">
            <text:p>40.7538</text:p>
          </table:table-cell>
          <table:table-cell office:value-type="float" office:value="-73.9774">
            <text:p>-73.97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5/1/2014 3:58:00</text:p>
          </table:table-cell>
          <table:table-cell office:value-type="float" office:value="40.6819">
            <text:p>40.6819</text:p>
          </table:table-cell>
          <table:table-cell office:value-type="float" office:value="-73.685">
            <text:p>-73.6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5/1/2014 4:04:00</text:p>
          </table:table-cell>
          <table:table-cell office:value-type="float" office:value="40.758">
            <text:p>40.758</text:p>
          </table:table-cell>
          <table:table-cell office:value-type="float" office:value="-73.9892">
            <text:p>-73.98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5/1/2014 4:13:00</text:p>
          </table:table-cell>
          <table:table-cell office:value-type="float" office:value="40.7469">
            <text:p>40.7469</text:p>
          </table:table-cell>
          <table:table-cell office:value-type="float" office:value="-74.0078">
            <text:p>-74.00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5/1/2014 4:15:00</text:p>
          </table:table-cell>
          <table:table-cell office:value-type="float" office:value="40.7663">
            <text:p>40.7663</text:p>
          </table:table-cell>
          <table:table-cell office:value-type="float" office:value="-73.9916">
            <text:p>-73.99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5/1/2014 4:17:00</text:p>
          </table:table-cell>
          <table:table-cell office:value-type="float" office:value="40.7196">
            <text:p>40.7196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5/1/2014 4:17:00</text:p>
          </table:table-cell>
          <table:table-cell office:value-type="float" office:value="40.7196">
            <text:p>40.7196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5/1/2014 4:21:00</text:p>
          </table:table-cell>
          <table:table-cell office:value-type="float" office:value="40.7852">
            <text:p>40.7852</text:p>
          </table:table-cell>
          <table:table-cell office:value-type="float" office:value="-73.9712">
            <text:p>-73.971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5/1/2014 4:24:00</text:p>
          </table:table-cell>
          <table:table-cell office:value-type="float" office:value="40.7553">
            <text:p>40.7553</text:p>
          </table:table-cell>
          <table:table-cell office:value-type="float" office:value="-73.9723">
            <text:p>-73.97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5/1/2014 4:25:00</text:p>
          </table:table-cell>
          <table:table-cell office:value-type="float" office:value="40.7753">
            <text:p>40.7753</text:p>
          </table:table-cell>
          <table:table-cell office:value-type="float" office:value="-73.9904">
            <text:p>-73.99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5/1/2014 4:28:00</text:p>
          </table:table-cell>
          <table:table-cell office:value-type="float" office:value="40.754">
            <text:p>40.754</text:p>
          </table:table-cell>
          <table:table-cell office:value-type="float" office:value="-73.9773">
            <text:p>-73.97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/1/2014 4:28:00</text:p>
          </table:table-cell>
          <table:table-cell office:value-type="float" office:value="40.754">
            <text:p>40.754</text:p>
          </table:table-cell>
          <table:table-cell office:value-type="float" office:value="-73.9773">
            <text:p>-73.97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5/1/2014 4:35:00</text:p>
          </table:table-cell>
          <table:table-cell office:value-type="float" office:value="40.7572">
            <text:p>40.7572</text:p>
          </table:table-cell>
          <table:table-cell office:value-type="float" office:value="-73.9625">
            <text:p>-73.9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5/1/2014 4:41:00</text:p>
          </table:table-cell>
          <table:table-cell office:value-type="float" office:value="40.7695">
            <text:p>40.7695</text:p>
          </table:table-cell>
          <table:table-cell office:value-type="float" office:value="-73.9621">
            <text:p>-73.96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5/1/2014 4:43:00</text:p>
          </table:table-cell>
          <table:table-cell office:value-type="float" office:value="40.7827">
            <text:p>40.7827</text:p>
          </table:table-cell>
          <table:table-cell office:value-type="float" office:value="-73.9728">
            <text:p>-73.972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5/1/2014 4:44:00</text:p>
          </table:table-cell>
          <table:table-cell office:value-type="float" office:value="40.7656">
            <text:p>40.7656</text:p>
          </table:table-cell>
          <table:table-cell office:value-type="float" office:value="-73.9629">
            <text:p>-73.96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5/1/2014 4:51:00</text:p>
          </table:table-cell>
          <table:table-cell office:value-type="float" office:value="40.7232">
            <text:p>40.7232</text:p>
          </table:table-cell>
          <table:table-cell office:value-type="float" office:value="-73.5771">
            <text:p>-73.57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5/1/2014 4:51:00</text:p>
          </table:table-cell>
          <table:table-cell office:value-type="float" office:value="40.6954">
            <text:p>40.6954</text:p>
          </table:table-cell>
          <table:table-cell office:value-type="float" office:value="-74.178">
            <text:p>-74.1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/1/2014 4:58:00</text:p>
          </table:table-cell>
          <table:table-cell office:value-type="float" office:value="40.7605">
            <text:p>40.7605</text:p>
          </table:table-cell>
          <table:table-cell office:value-type="float" office:value="-73.9873">
            <text:p>-73.98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5/1/2014 5:00:00</text:p>
          </table:table-cell>
          <table:table-cell office:value-type="float" office:value="40.7101">
            <text:p>40.7101</text:p>
          </table:table-cell>
          <table:table-cell office:value-type="float" office:value="-74.001">
            <text:p>-74.0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5/1/2014 5:01:00</text:p>
          </table:table-cell>
          <table:table-cell office:value-type="float" office:value="40.762">
            <text:p>40.762</text:p>
          </table:table-cell>
          <table:table-cell office:value-type="float" office:value="-73.982">
            <text:p>-73.9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5/1/2014 5:05:00</text:p>
          </table:table-cell>
          <table:table-cell office:value-type="float" office:value="40.7137">
            <text:p>40.7137</text:p>
          </table:table-cell>
          <table:table-cell office:value-type="float" office:value="-73.9631">
            <text:p>-73.96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5/1/2014 5:06:00</text:p>
          </table:table-cell>
          <table:table-cell office:value-type="float" office:value="40.7762">
            <text:p>40.7762</text:p>
          </table:table-cell>
          <table:table-cell office:value-type="float" office:value="-73.9603">
            <text:p>-73.96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5/1/2014 5:07:00</text:p>
          </table:table-cell>
          <table:table-cell office:value-type="float" office:value="40.7521">
            <text:p>40.7521</text:p>
          </table:table-cell>
          <table:table-cell office:value-type="float" office:value="-73.9813">
            <text:p>-73.981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5/1/2014 5:08:00</text:p>
          </table:table-cell>
          <table:table-cell office:value-type="float" office:value="40.7797">
            <text:p>40.7797</text:p>
          </table:table-cell>
          <table:table-cell office:value-type="float" office:value="-73.9783">
            <text:p>-73.97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5/1/2014 5:17:00</text:p>
          </table:table-cell>
          <table:table-cell office:value-type="float" office:value="40.774">
            <text:p>40.774</text:p>
          </table:table-cell>
          <table:table-cell office:value-type="float" office:value="-73.9824">
            <text:p>-73.982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5/1/2014 5:17:00</text:p>
          </table:table-cell>
          <table:table-cell office:value-type="float" office:value="40.7388">
            <text:p>40.7388</text:p>
          </table:table-cell>
          <table:table-cell office:value-type="float" office:value="-74.0027">
            <text:p>-74.002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5/1/2014 5:18:00</text:p>
          </table:table-cell>
          <table:table-cell office:value-type="float" office:value="40.7781">
            <text:p>40.7781</text:p>
          </table:table-cell>
          <table:table-cell office:value-type="float" office:value="-73.9749">
            <text:p>-73.97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5/1/2014 5:21:00</text:p>
          </table:table-cell>
          <table:table-cell office:value-type="float" office:value="40.7612">
            <text:p>40.7612</text:p>
          </table:table-cell>
          <table:table-cell office:value-type="float" office:value="-73.9995">
            <text:p>-73.99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5/1/2014 5:23:00</text:p>
          </table:table-cell>
          <table:table-cell office:value-type="float" office:value="40.7592">
            <text:p>40.7592</text:p>
          </table:table-cell>
          <table:table-cell office:value-type="float" office:value="-74.0234">
            <text:p>-74.023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5/1/2014 5:24:00</text:p>
          </table:table-cell>
          <table:table-cell office:value-type="float" office:value="40.8895">
            <text:p>40.8895</text:p>
          </table:table-cell>
          <table:table-cell office:value-type="float" office:value="-73.7939">
            <text:p>-73.79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5/1/2014 5:27:00</text:p>
          </table:table-cell>
          <table:table-cell office:value-type="float" office:value="40.7449">
            <text:p>40.7449</text:p>
          </table:table-cell>
          <table:table-cell office:value-type="float" office:value="-73.9772">
            <text:p>-73.97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/1/2014 5:27:00</text:p>
          </table:table-cell>
          <table:table-cell office:value-type="float" office:value="40.7449">
            <text:p>40.7449</text:p>
          </table:table-cell>
          <table:table-cell office:value-type="float" office:value="-73.9772">
            <text:p>-73.97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5/1/2014 5:29:00</text:p>
          </table:table-cell>
          <table:table-cell office:value-type="float" office:value="40.6951">
            <text:p>40.6951</text:p>
          </table:table-cell>
          <table:table-cell office:value-type="float" office:value="-74.1784">
            <text:p>-74.1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5/1/2014 5:30:00</text:p>
          </table:table-cell>
          <table:table-cell office:value-type="float" office:value="40.7705">
            <text:p>40.7705</text:p>
          </table:table-cell>
          <table:table-cell office:value-type="float" office:value="-73.9857">
            <text:p>-73.98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5/1/2014 5:34:00</text:p>
          </table:table-cell>
          <table:table-cell office:value-type="float" office:value="40.7327">
            <text:p>40.7327</text:p>
          </table:table-cell>
          <table:table-cell office:value-type="float" office:value="-74.0088">
            <text:p>-74.00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5/1/2014 5:35:00</text:p>
          </table:table-cell>
          <table:table-cell office:value-type="float" office:value="40.7985">
            <text:p>40.7985</text:p>
          </table:table-cell>
          <table:table-cell office:value-type="float" office:value="-73.9729">
            <text:p>-73.97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5/1/2014 5:36:00</text:p>
          </table:table-cell>
          <table:table-cell office:value-type="float" office:value="40.7486">
            <text:p>40.7486</text:p>
          </table:table-cell>
          <table:table-cell office:value-type="float" office:value="-73.9737">
            <text:p>-73.97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5/1/2014 5:38:00</text:p>
          </table:table-cell>
          <table:table-cell office:value-type="float" office:value="40.7372">
            <text:p>40.7372</text:p>
          </table:table-cell>
          <table:table-cell office:value-type="float" office:value="-74.0372">
            <text:p>-74.03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5/1/2014 5:38:00</text:p>
          </table:table-cell>
          <table:table-cell office:value-type="float" office:value="40.7372">
            <text:p>40.7372</text:p>
          </table:table-cell>
          <table:table-cell office:value-type="float" office:value="-74.0372">
            <text:p>-74.03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5/1/2014 5:38:00</text:p>
          </table:table-cell>
          <table:table-cell office:value-type="float" office:value="40.7912">
            <text:p>40.7912</text:p>
          </table:table-cell>
          <table:table-cell office:value-type="float" office:value="-73.9651">
            <text:p>-73.96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5/1/2014 5:39:00</text:p>
          </table:table-cell>
          <table:table-cell office:value-type="float" office:value="40.7323">
            <text:p>40.7323</text:p>
          </table:table-cell>
          <table:table-cell office:value-type="float" office:value="-73.9941">
            <text:p>-73.994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5/1/2014 5:40:00</text:p>
          </table:table-cell>
          <table:table-cell office:value-type="float" office:value="40.7828">
            <text:p>40.7828</text:p>
          </table:table-cell>
          <table:table-cell office:value-type="float" office:value="-73.9797">
            <text:p>-73.97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5/1/2014 5:40:00</text:p>
          </table:table-cell>
          <table:table-cell office:value-type="float" office:value="40.7828">
            <text:p>40.7828</text:p>
          </table:table-cell>
          <table:table-cell office:value-type="float" office:value="-73.9797">
            <text:p>-73.97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5/1/2014 5:41:00</text:p>
          </table:table-cell>
          <table:table-cell office:value-type="float" office:value="40.7179">
            <text:p>40.7179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5/1/2014 5:46:00</text:p>
          </table:table-cell>
          <table:table-cell office:value-type="float" office:value="40.729">
            <text:p>40.729</text:p>
          </table:table-cell>
          <table:table-cell office:value-type="float" office:value="-74.0066">
            <text:p>-74.00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5/1/2014 5:49:00</text:p>
          </table:table-cell>
          <table:table-cell office:value-type="float" office:value="40.8109">
            <text:p>40.8109</text:p>
          </table:table-cell>
          <table:table-cell office:value-type="float" office:value="-74.1575">
            <text:p>-74.15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5/1/2014 5:49:00</text:p>
          </table:table-cell>
          <table:table-cell office:value-type="float" office:value="40.7149">
            <text:p>40.7149</text:p>
          </table:table-cell>
          <table:table-cell office:value-type="float" office:value="-74.0065">
            <text:p>-74.00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5/1/2014 5:56:00</text:p>
          </table:table-cell>
          <table:table-cell office:value-type="float" office:value="40.7186">
            <text:p>40.7186</text:p>
          </table:table-cell>
          <table:table-cell office:value-type="float" office:value="-74.0079">
            <text:p>-74.00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5/1/2014 6:03:00</text:p>
          </table:table-cell>
          <table:table-cell office:value-type="float" office:value="40.7745">
            <text:p>40.7745</text:p>
          </table:table-cell>
          <table:table-cell office:value-type="float" office:value="-73.9838">
            <text:p>-73.98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/1/2014 6:03:00</text:p>
          </table:table-cell>
          <table:table-cell office:value-type="float" office:value="40.7753">
            <text:p>40.7753</text:p>
          </table:table-cell>
          <table:table-cell office:value-type="float" office:value="-73.9901">
            <text:p>-73.9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5/1/2014 6:07:00</text:p>
          </table:table-cell>
          <table:table-cell office:value-type="float" office:value="40.7204">
            <text:p>40.7204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5/1/2014 6:07:00</text:p>
          </table:table-cell>
          <table:table-cell office:value-type="float" office:value="40.7175">
            <text:p>40.7175</text:p>
          </table:table-cell>
          <table:table-cell office:value-type="float" office:value="-74.0022">
            <text:p>-74.002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5/1/2014 6:07:00</text:p>
          </table:table-cell>
          <table:table-cell office:value-type="float" office:value="40.7321">
            <text:p>40.7321</text:p>
          </table:table-cell>
          <table:table-cell office:value-type="float" office:value="-73.9885">
            <text:p>-73.98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5/1/2014 6:08:00</text:p>
          </table:table-cell>
          <table:table-cell office:value-type="float" office:value="40.7273">
            <text:p>40.7273</text:p>
          </table:table-cell>
          <table:table-cell office:value-type="float" office:value="-73.9922">
            <text:p>-73.9922</text:p>
          </table:table-cell>
          <table:table-cell office:value-type="string">
            <text:p>B02512</text:p>
          </table:table-cell>
        </table:table-row>
      </table:table>
      <table:table table:name="jun2014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B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/1/2014 0:00:00</text:p>
          </table:table-cell>
          <table:table-cell office:value-type="float" office:value="40.7293">
            <text:p>40.7293</text:p>
          </table:table-cell>
          <table:table-cell office:value-type="float" office:value="-73.992">
            <text:p>-73.9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/1/2014 0:01:00</text:p>
          </table:table-cell>
          <table:table-cell office:value-type="float" office:value="40.7131">
            <text:p>40.7131</text:p>
          </table:table-cell>
          <table:table-cell office:value-type="float" office:value="-74.0097">
            <text:p>-74.00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/1/2014 0:04:00</text:p>
          </table:table-cell>
          <table:table-cell office:value-type="float" office:value="40.3461">
            <text:p>40.3461</text:p>
          </table:table-cell>
          <table:table-cell office:value-type="float" office:value="-74.661">
            <text:p>-74.66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/1/2014 0:04:00</text:p>
          </table:table-cell>
          <table:table-cell office:value-type="float" office:value="40.7555">
            <text:p>40.7555</text:p>
          </table:table-cell>
          <table:table-cell office:value-type="float" office:value="-73.9833">
            <text:p>-73.98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/1/2014 0:07:00</text:p>
          </table:table-cell>
          <table:table-cell office:value-type="float" office:value="40.688">
            <text:p>40.688</text:p>
          </table:table-cell>
          <table:table-cell office:value-type="float" office:value="-74.1831">
            <text:p>-74.18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/1/2014 0:08:00</text:p>
          </table:table-cell>
          <table:table-cell office:value-type="float" office:value="40.7152">
            <text:p>40.7152</text:p>
          </table:table-cell>
          <table:table-cell office:value-type="float" office:value="-73.9917">
            <text:p>-73.991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/1/2014 0:08:00</text:p>
          </table:table-cell>
          <table:table-cell office:value-type="float" office:value="40.7282">
            <text:p>40.7282</text:p>
          </table:table-cell>
          <table:table-cell office:value-type="float" office:value="-73.991">
            <text:p>-73.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6/1/2014 0:08:00</text:p>
          </table:table-cell>
          <table:table-cell office:value-type="float" office:value="40.3042">
            <text:p>40.3042</text:p>
          </table:table-cell>
          <table:table-cell office:value-type="float" office:value="-73.9794">
            <text:p>-73.97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/1/2014 0:09:00</text:p>
          </table:table-cell>
          <table:table-cell office:value-type="float" office:value="40.727">
            <text:p>40.727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6/1/2014 0:10:00</text:p>
          </table:table-cell>
          <table:table-cell office:value-type="float" office:value="40.7221">
            <text:p>40.7221</text:p>
          </table:table-cell>
          <table:table-cell office:value-type="float" office:value="-73.9965">
            <text:p>-73.99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/1/2014 0:11:00</text:p>
          </table:table-cell>
          <table:table-cell office:value-type="float" office:value="40.7153">
            <text:p>40.7153</text:p>
          </table:table-cell>
          <table:table-cell office:value-type="float" office:value="-74.0146">
            <text:p>-74.01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/1/2014 0:15:00</text:p>
          </table:table-cell>
          <table:table-cell office:value-type="float" office:value="40.6176">
            <text:p>40.6176</text:p>
          </table:table-cell>
          <table:table-cell office:value-type="float" office:value="-74.0197">
            <text:p>-74.01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6/1/2014 0:16:00</text:p>
          </table:table-cell>
          <table:table-cell office:value-type="float" office:value="40.7025">
            <text:p>40.7025</text:p>
          </table:table-cell>
          <table:table-cell office:value-type="float" office:value="-73.9897">
            <text:p>-73.98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6/1/2014 0:17:00</text:p>
          </table:table-cell>
          <table:table-cell office:value-type="float" office:value="40.735">
            <text:p>40.735</text:p>
          </table:table-cell>
          <table:table-cell office:value-type="float" office:value="-74.165">
            <text:p>-74.1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6/1/2014 0:17:00</text:p>
          </table:table-cell>
          <table:table-cell office:value-type="float" office:value="40.7357">
            <text:p>40.7357</text:p>
          </table:table-cell>
          <table:table-cell office:value-type="float" office:value="-74.0068">
            <text:p>-74.00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6/1/2014 0:18:00</text:p>
          </table:table-cell>
          <table:table-cell office:value-type="float" office:value="40.6904">
            <text:p>40.6904</text:p>
          </table:table-cell>
          <table:table-cell office:value-type="float" office:value="-73.9572">
            <text:p>-73.95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6/1/2014 0:19:00</text:p>
          </table:table-cell>
          <table:table-cell office:value-type="float" office:value="40.7384">
            <text:p>40.7384</text:p>
          </table:table-cell>
          <table:table-cell office:value-type="float" office:value="-73.9857">
            <text:p>-73.98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/1/2014 0:20:00</text:p>
          </table:table-cell>
          <table:table-cell office:value-type="float" office:value="40.7406">
            <text:p>40.7406</text:p>
          </table:table-cell>
          <table:table-cell office:value-type="float" office:value="-74.0066">
            <text:p>-74.00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6/1/2014 0:21:00</text:p>
          </table:table-cell>
          <table:table-cell office:value-type="float" office:value="40.7535">
            <text:p>40.7535</text:p>
          </table:table-cell>
          <table:table-cell office:value-type="float" office:value="-73.9813">
            <text:p>-73.981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6/1/2014 0:21:00</text:p>
          </table:table-cell>
          <table:table-cell office:value-type="float" office:value="40.722">
            <text:p>40.722</text:p>
          </table:table-cell>
          <table:table-cell office:value-type="float" office:value="-73.9804">
            <text:p>-73.98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6/1/2014 0:23:00</text:p>
          </table:table-cell>
          <table:table-cell office:value-type="float" office:value="40.8095">
            <text:p>40.8095</text:p>
          </table:table-cell>
          <table:table-cell office:value-type="float" office:value="-74.1037">
            <text:p>-74.1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6/1/2014 0:23:00</text:p>
          </table:table-cell>
          <table:table-cell office:value-type="float" office:value="40.7482">
            <text:p>40.7482</text:p>
          </table:table-cell>
          <table:table-cell office:value-type="float" office:value="-73.9745">
            <text:p>-73.97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6/1/2014 0:30:00</text:p>
          </table:table-cell>
          <table:table-cell office:value-type="float" office:value="40.7043">
            <text:p>40.7043</text:p>
          </table:table-cell>
          <table:table-cell office:value-type="float" office:value="-73.933">
            <text:p>-73.9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6/1/2014 0:32:00</text:p>
          </table:table-cell>
          <table:table-cell office:value-type="float" office:value="40.7298">
            <text:p>40.7298</text:p>
          </table:table-cell>
          <table:table-cell office:value-type="float" office:value="-73.9898">
            <text:p>-73.989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6/1/2014 0:32:00</text:p>
          </table:table-cell>
          <table:table-cell office:value-type="float" office:value="40.7397">
            <text:p>40.7397</text:p>
          </table:table-cell>
          <table:table-cell office:value-type="float" office:value="-74.0053">
            <text:p>-74.00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6/1/2014 0:34:00</text:p>
          </table:table-cell>
          <table:table-cell office:value-type="float" office:value="40.7607">
            <text:p>40.7607</text:p>
          </table:table-cell>
          <table:table-cell office:value-type="float" office:value="-74.0025">
            <text:p>-74.00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6/1/2014 0:37:00</text:p>
          </table:table-cell>
          <table:table-cell office:value-type="float" office:value="40.7578">
            <text:p>40.7578</text:p>
          </table:table-cell>
          <table:table-cell office:value-type="float" office:value="-73.9703">
            <text:p>-73.97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6/1/2014 0:39:00</text:p>
          </table:table-cell>
          <table:table-cell office:value-type="float" office:value="40.7349">
            <text:p>40.7349</text:p>
          </table:table-cell>
          <table:table-cell office:value-type="float" office:value="-73.985">
            <text:p>-73.9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6/1/2014 0:39:00</text:p>
          </table:table-cell>
          <table:table-cell office:value-type="float" office:value="40.7133">
            <text:p>40.7133</text:p>
          </table:table-cell>
          <table:table-cell office:value-type="float" office:value="-73.9775">
            <text:p>-73.97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6/1/2014 0:40:00</text:p>
          </table:table-cell>
          <table:table-cell office:value-type="float" office:value="40.7273">
            <text:p>40.7273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6/1/2014 0:40:00</text:p>
          </table:table-cell>
          <table:table-cell office:value-type="float" office:value="40.761">
            <text:p>40.761</text:p>
          </table:table-cell>
          <table:table-cell office:value-type="float" office:value="-73.6035">
            <text:p>-73.603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6/1/2014 0:44:00</text:p>
          </table:table-cell>
          <table:table-cell office:value-type="float" office:value="40.7401">
            <text:p>40.7401</text:p>
          </table:table-cell>
          <table:table-cell office:value-type="float" office:value="-73.9901">
            <text:p>-73.9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6/1/2014 0:46:00</text:p>
          </table:table-cell>
          <table:table-cell office:value-type="float" office:value="40.7261">
            <text:p>40.7261</text:p>
          </table:table-cell>
          <table:table-cell office:value-type="float" office:value="-73.9835">
            <text:p>-73.983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6/1/2014 0:48:00</text:p>
          </table:table-cell>
          <table:table-cell office:value-type="float" office:value="40.7406">
            <text:p>40.7406</text:p>
          </table:table-cell>
          <table:table-cell office:value-type="float" office:value="-74.0086">
            <text:p>-74.008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6/1/2014 0:49:00</text:p>
          </table:table-cell>
          <table:table-cell office:value-type="float" office:value="40.6975">
            <text:p>40.6975</text:p>
          </table:table-cell>
          <table:table-cell office:value-type="float" office:value="-73.9373">
            <text:p>-73.93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6/1/2014 0:53:00</text:p>
          </table:table-cell>
          <table:table-cell office:value-type="float" office:value="40.7428">
            <text:p>40.7428</text:p>
          </table:table-cell>
          <table:table-cell office:value-type="float" office:value="-73.9806">
            <text:p>-73.980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6/1/2014 0:55:00</text:p>
          </table:table-cell>
          <table:table-cell office:value-type="float" office:value="40.7667">
            <text:p>40.7667</text:p>
          </table:table-cell>
          <table:table-cell office:value-type="float" office:value="-74.2016">
            <text:p>-74.20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6/1/2014 0:59:00</text:p>
          </table:table-cell>
          <table:table-cell office:value-type="float" office:value="40.7053">
            <text:p>40.7053</text:p>
          </table:table-cell>
          <table:table-cell office:value-type="float" office:value="-73.9394">
            <text:p>-73.93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6/1/2014 0:59:00</text:p>
          </table:table-cell>
          <table:table-cell office:value-type="float" office:value="40.7181">
            <text:p>40.7181</text:p>
          </table:table-cell>
          <table:table-cell office:value-type="float" office:value="-73.6795">
            <text:p>-73.67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6/1/2014 1:00:00</text:p>
          </table:table-cell>
          <table:table-cell office:value-type="float" office:value="40.7431">
            <text:p>40.7431</text:p>
          </table:table-cell>
          <table:table-cell office:value-type="float" office:value="-73.9848">
            <text:p>-73.984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6/1/2014 1:00:00</text:p>
          </table:table-cell>
          <table:table-cell office:value-type="float" office:value="40.7395">
            <text:p>40.7395</text:p>
          </table:table-cell>
          <table:table-cell office:value-type="float" office:value="-74.0021">
            <text:p>-74.00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6/1/2014 1:01:00</text:p>
          </table:table-cell>
          <table:table-cell office:value-type="float" office:value="40.7816">
            <text:p>40.7816</text:p>
          </table:table-cell>
          <table:table-cell office:value-type="float" office:value="-73.7183">
            <text:p>-73.71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6/1/2014 1:01:00</text:p>
          </table:table-cell>
          <table:table-cell office:value-type="float" office:value="40.8192">
            <text:p>40.8192</text:p>
          </table:table-cell>
          <table:table-cell office:value-type="float" office:value="-73.9019">
            <text:p>-73.901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6/1/2014 1:02:00</text:p>
          </table:table-cell>
          <table:table-cell office:value-type="float" office:value="40.7335">
            <text:p>40.7335</text:p>
          </table:table-cell>
          <table:table-cell office:value-type="float" office:value="-74.0037">
            <text:p>-74.0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6/1/2014 1:04:00</text:p>
          </table:table-cell>
          <table:table-cell office:value-type="float" office:value="40.7404">
            <text:p>40.7404</text:p>
          </table:table-cell>
          <table:table-cell office:value-type="float" office:value="-74.0083">
            <text:p>-74.00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6/1/2014 1:09:00</text:p>
          </table:table-cell>
          <table:table-cell office:value-type="float" office:value="40.796">
            <text:p>40.796</text:p>
          </table:table-cell>
          <table:table-cell office:value-type="float" office:value="-74.4726">
            <text:p>-74.4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6/1/2014 1:14:00</text:p>
          </table:table-cell>
          <table:table-cell office:value-type="float" office:value="40.7397">
            <text:p>40.7397</text:p>
          </table:table-cell>
          <table:table-cell office:value-type="float" office:value="-74.0081">
            <text:p>-74.00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6/1/2014 1:15:00</text:p>
          </table:table-cell>
          <table:table-cell office:value-type="float" office:value="40.7233">
            <text:p>40.7233</text:p>
          </table:table-cell>
          <table:table-cell office:value-type="float" office:value="-73.9855">
            <text:p>-73.98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6/1/2014 1:18:00</text:p>
          </table:table-cell>
          <table:table-cell office:value-type="float" office:value="40.7535">
            <text:p>40.7535</text:p>
          </table:table-cell>
          <table:table-cell office:value-type="float" office:value="-73.9851">
            <text:p>-73.98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6/1/2014 1:25:00</text:p>
          </table:table-cell>
          <table:table-cell office:value-type="float" office:value="40.7978">
            <text:p>40.7978</text:p>
          </table:table-cell>
          <table:table-cell office:value-type="float" office:value="-74.4777">
            <text:p>-74.47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6/1/2014 1:32:00</text:p>
          </table:table-cell>
          <table:table-cell office:value-type="float" office:value="40.299">
            <text:p>40.299</text:p>
          </table:table-cell>
          <table:table-cell office:value-type="float" office:value="-73.9811">
            <text:p>-73.98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6/1/2014 1:37:00</text:p>
          </table:table-cell>
          <table:table-cell office:value-type="float" office:value="40.7343">
            <text:p>40.7343</text:p>
          </table:table-cell>
          <table:table-cell office:value-type="float" office:value="-74.166">
            <text:p>-74.1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6/1/2014 1:38:00</text:p>
          </table:table-cell>
          <table:table-cell office:value-type="float" office:value="40.7392">
            <text:p>40.7392</text:p>
          </table:table-cell>
          <table:table-cell office:value-type="float" office:value="-73.9953">
            <text:p>-73.99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6/1/2014 1:40:00</text:p>
          </table:table-cell>
          <table:table-cell office:value-type="float" office:value="41.0169">
            <text:p>41.0169</text:p>
          </table:table-cell>
          <table:table-cell office:value-type="float" office:value="-73.7182">
            <text:p>-73.71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6/1/2014 1:41:00</text:p>
          </table:table-cell>
          <table:table-cell office:value-type="float" office:value="40.7196">
            <text:p>40.7196</text:p>
          </table:table-cell>
          <table:table-cell office:value-type="float" office:value="-73.9995">
            <text:p>-73.99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6/1/2014 1:52:00</text:p>
          </table:table-cell>
          <table:table-cell office:value-type="float" office:value="40.7398">
            <text:p>40.7398</text:p>
          </table:table-cell>
          <table:table-cell office:value-type="float" office:value="-74.0054">
            <text:p>-74.00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6/1/2014 1:56:00</text:p>
          </table:table-cell>
          <table:table-cell office:value-type="float" office:value="40.7295">
            <text:p>40.7295</text:p>
          </table:table-cell>
          <table:table-cell office:value-type="float" office:value="-74.0084">
            <text:p>-74.00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6/1/2014 2:03:00</text:p>
          </table:table-cell>
          <table:table-cell office:value-type="float" office:value="40.7408">
            <text:p>40.7408</text:p>
          </table:table-cell>
          <table:table-cell office:value-type="float" office:value="-74.0079">
            <text:p>-74.00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6/1/2014 2:04:00</text:p>
          </table:table-cell>
          <table:table-cell office:value-type="float" office:value="40.7381">
            <text:p>40.7381</text:p>
          </table:table-cell>
          <table:table-cell office:value-type="float" office:value="-74.0089">
            <text:p>-74.008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6/1/2014 2:05:00</text:p>
          </table:table-cell>
          <table:table-cell office:value-type="float" office:value="40.742">
            <text:p>40.742</text:p>
          </table:table-cell>
          <table:table-cell office:value-type="float" office:value="-74.0077">
            <text:p>-74.00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6/1/2014 2:15:00</text:p>
          </table:table-cell>
          <table:table-cell office:value-type="float" office:value="40.6736">
            <text:p>40.6736</text:p>
          </table:table-cell>
          <table:table-cell office:value-type="float" office:value="-73.992">
            <text:p>-73.9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6/1/2014 2:19:00</text:p>
          </table:table-cell>
          <table:table-cell office:value-type="float" office:value="40.7195">
            <text:p>40.7195</text:p>
          </table:table-cell>
          <table:table-cell office:value-type="float" office:value="-73.9887">
            <text:p>-73.988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6/1/2014 2:21:00</text:p>
          </table:table-cell>
          <table:table-cell office:value-type="float" office:value="40.7144">
            <text:p>40.7144</text:p>
          </table:table-cell>
          <table:table-cell office:value-type="float" office:value="-73.9651">
            <text:p>-73.96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6/1/2014 2:26:00</text:p>
          </table:table-cell>
          <table:table-cell office:value-type="float" office:value="40.7621">
            <text:p>40.7621</text:p>
          </table:table-cell>
          <table:table-cell office:value-type="float" office:value="-73.9747">
            <text:p>-73.974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6/1/2014 2:27:00</text:p>
          </table:table-cell>
          <table:table-cell office:value-type="float" office:value="40.74">
            <text:p>40.74</text:p>
          </table:table-cell>
          <table:table-cell office:value-type="float" office:value="-74.0055">
            <text:p>-74.00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6/1/2014 2:32:00</text:p>
          </table:table-cell>
          <table:table-cell office:value-type="float" office:value="40.762">
            <text:p>40.762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6/1/2014 2:40:00</text:p>
          </table:table-cell>
          <table:table-cell office:value-type="float" office:value="40.7175">
            <text:p>40.7175</text:p>
          </table:table-cell>
          <table:table-cell office:value-type="float" office:value="-74.0055">
            <text:p>-74.00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6/1/2014 2:41:00</text:p>
          </table:table-cell>
          <table:table-cell office:value-type="float" office:value="40.7521">
            <text:p>40.7521</text:p>
          </table:table-cell>
          <table:table-cell office:value-type="float" office:value="-73.9954">
            <text:p>-73.99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6/1/2014 2:47:00</text:p>
          </table:table-cell>
          <table:table-cell office:value-type="float" office:value="40.7222">
            <text:p>40.7222</text:p>
          </table:table-cell>
          <table:table-cell office:value-type="float" office:value="-73.9588">
            <text:p>-73.95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6/1/2014 2:50:00</text:p>
          </table:table-cell>
          <table:table-cell office:value-type="float" office:value="40.719">
            <text:p>40.719</text:p>
          </table:table-cell>
          <table:table-cell office:value-type="float" office:value="-73.9888">
            <text:p>-73.98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6/1/2014 2:51:00</text:p>
          </table:table-cell>
          <table:table-cell office:value-type="float" office:value="40.6564">
            <text:p>40.6564</text:p>
          </table:table-cell>
          <table:table-cell office:value-type="float" office:value="-73.6453">
            <text:p>-73.64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6/1/2014 2:53:00</text:p>
          </table:table-cell>
          <table:table-cell office:value-type="float" office:value="40.7261">
            <text:p>40.7261</text:p>
          </table:table-cell>
          <table:table-cell office:value-type="float" office:value="-73.9918">
            <text:p>-73.99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6/1/2014 2:54:00</text:p>
          </table:table-cell>
          <table:table-cell office:value-type="float" office:value="40.7191">
            <text:p>40.7191</text:p>
          </table:table-cell>
          <table:table-cell office:value-type="float" office:value="-73.9892">
            <text:p>-73.98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6/1/2014 2:58:00</text:p>
          </table:table-cell>
          <table:table-cell office:value-type="float" office:value="40.7286">
            <text:p>40.7286</text:p>
          </table:table-cell>
          <table:table-cell office:value-type="float" office:value="-73.9954">
            <text:p>-73.99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6/1/2014 3:10:00</text:p>
          </table:table-cell>
          <table:table-cell office:value-type="float" office:value="40.7615">
            <text:p>40.7615</text:p>
          </table:table-cell>
          <table:table-cell office:value-type="float" office:value="-73.975">
            <text:p>-73.9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6/1/2014 3:11:00</text:p>
          </table:table-cell>
          <table:table-cell office:value-type="float" office:value="40.7278">
            <text:p>40.7278</text:p>
          </table:table-cell>
          <table:table-cell office:value-type="float" office:value="-73.9991">
            <text:p>-73.9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6/1/2014 3:14:00</text:p>
          </table:table-cell>
          <table:table-cell office:value-type="float" office:value="40.7503">
            <text:p>40.7503</text:p>
          </table:table-cell>
          <table:table-cell office:value-type="float" office:value="-73.9839">
            <text:p>-73.98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6/1/2014 3:19:00</text:p>
          </table:table-cell>
          <table:table-cell office:value-type="float" office:value="40.7389">
            <text:p>40.7389</text:p>
          </table:table-cell>
          <table:table-cell office:value-type="float" office:value="-74.0081">
            <text:p>-74.00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6/1/2014 3:23:00</text:p>
          </table:table-cell>
          <table:table-cell office:value-type="float" office:value="40.775">
            <text:p>40.775</text:p>
          </table:table-cell>
          <table:table-cell office:value-type="float" office:value="-73.9907">
            <text:p>-73.990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6/1/2014 3:32:00</text:p>
          </table:table-cell>
          <table:table-cell office:value-type="float" office:value="40.7054">
            <text:p>40.7054</text:p>
          </table:table-cell>
          <table:table-cell office:value-type="float" office:value="-74.0072">
            <text:p>-74.00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6/1/2014 3:35:00</text:p>
          </table:table-cell>
          <table:table-cell office:value-type="float" office:value="40.7303">
            <text:p>40.7303</text:p>
          </table:table-cell>
          <table:table-cell office:value-type="float" office:value="-74.0025">
            <text:p>-74.00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6/1/2014 3:36:00</text:p>
          </table:table-cell>
          <table:table-cell office:value-type="float" office:value="40.7347">
            <text:p>40.7347</text:p>
          </table:table-cell>
          <table:table-cell office:value-type="float" office:value="-73.9924">
            <text:p>-73.992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6/1/2014 4:03:00</text:p>
          </table:table-cell>
          <table:table-cell office:value-type="float" office:value="40.7224">
            <text:p>40.7224</text:p>
          </table:table-cell>
          <table:table-cell office:value-type="float" office:value="-73.9878">
            <text:p>-73.98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6/1/2014 4:51:00</text:p>
          </table:table-cell>
          <table:table-cell office:value-type="float" office:value="40.6982">
            <text:p>40.6982</text:p>
          </table:table-cell>
          <table:table-cell office:value-type="float" office:value="-73.462">
            <text:p>-73.4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6/1/2014 4:54:00</text:p>
          </table:table-cell>
          <table:table-cell office:value-type="float" office:value="40.6449">
            <text:p>40.6449</text:p>
          </table:table-cell>
          <table:table-cell office:value-type="float" office:value="-73.7818">
            <text:p>-73.78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6/1/2014 4:56:00</text:p>
          </table:table-cell>
          <table:table-cell office:value-type="float" office:value="40.645">
            <text:p>40.645</text:p>
          </table:table-cell>
          <table:table-cell office:value-type="float" office:value="-73.782">
            <text:p>-73.7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6/1/2014 5:07:00</text:p>
          </table:table-cell>
          <table:table-cell office:value-type="float" office:value="40.7699">
            <text:p>40.7699</text:p>
          </table:table-cell>
          <table:table-cell office:value-type="float" office:value="-73.9843">
            <text:p>-73.984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6/1/2014 5:10:00</text:p>
          </table:table-cell>
          <table:table-cell office:value-type="float" office:value="40.7372">
            <text:p>40.7372</text:p>
          </table:table-cell>
          <table:table-cell office:value-type="float" office:value="-73.9967">
            <text:p>-73.99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6/1/2014 5:14:00</text:p>
          </table:table-cell>
          <table:table-cell office:value-type="float" office:value="40.6448">
            <text:p>40.6448</text:p>
          </table:table-cell>
          <table:table-cell office:value-type="float" office:value="-73.7826">
            <text:p>-73.78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6/1/2014 5:48:00</text:p>
          </table:table-cell>
          <table:table-cell office:value-type="float" office:value="40.7228">
            <text:p>40.7228</text:p>
          </table:table-cell>
          <table:table-cell office:value-type="float" office:value="-74.0019">
            <text:p>-74.001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6/1/2014 6:19:00</text:p>
          </table:table-cell>
          <table:table-cell office:value-type="float" office:value="40.736">
            <text:p>40.736</text:p>
          </table:table-cell>
          <table:table-cell office:value-type="float" office:value="-73.9792">
            <text:p>-73.97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6/1/2014 6:21:00</text:p>
          </table:table-cell>
          <table:table-cell office:value-type="float" office:value="40.7536">
            <text:p>40.7536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6/1/2014 6:24:00</text:p>
          </table:table-cell>
          <table:table-cell office:value-type="float" office:value="40.7615">
            <text:p>40.7615</text:p>
          </table:table-cell>
          <table:table-cell office:value-type="float" office:value="-73.9881">
            <text:p>-73.98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6/1/2014 6:25:00</text:p>
          </table:table-cell>
          <table:table-cell office:value-type="float" office:value="40.8525">
            <text:p>40.8525</text:p>
          </table:table-cell>
          <table:table-cell office:value-type="float" office:value="-73.8281">
            <text:p>-73.82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6/1/2014 6:27:00</text:p>
          </table:table-cell>
          <table:table-cell office:value-type="float" office:value="40.7554">
            <text:p>40.7554</text:p>
          </table:table-cell>
          <table:table-cell office:value-type="float" office:value="-73.9738">
            <text:p>-73.97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6/1/2014 6:35:00</text:p>
          </table:table-cell>
          <table:table-cell office:value-type="float" office:value="40.7543">
            <text:p>40.7543</text:p>
          </table:table-cell>
          <table:table-cell office:value-type="float" office:value="-73.9817">
            <text:p>-73.981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6/1/2014 6:37:00</text:p>
          </table:table-cell>
          <table:table-cell office:value-type="float" office:value="40.7751">
            <text:p>40.7751</text:p>
          </table:table-cell>
          <table:table-cell office:value-type="float" office:value="-73.9633">
            <text:p>-73.96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6/1/2014 6:46:00</text:p>
          </table:table-cell>
          <table:table-cell office:value-type="float" office:value="40.6952">
            <text:p>40.6952</text:p>
          </table:table-cell>
          <table:table-cell office:value-type="float" office:value="-74.1784">
            <text:p>-74.1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6/1/2014 6:51:00</text:p>
          </table:table-cell>
          <table:table-cell office:value-type="float" office:value="40.7621">
            <text:p>40.7621</text:p>
          </table:table-cell>
          <table:table-cell office:value-type="float" office:value="-73.9817">
            <text:p>-73.9817</text:p>
          </table:table-cell>
          <table:table-cell office:value-type="string">
            <text:p>B02512</text:p>
          </table:table-cell>
        </table:table-row>
      </table:table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Lat</text:p>
          </table:table-cell>
          <table:table-cell office:value-type="string">
            <text:p>Lon</text:p>
          </table:table-cell>
          <table:table-cell office:value-type="string">
            <text:p>B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4/1/2014 0:11:00</text:p>
          </table:table-cell>
          <table:table-cell office:value-type="float" office:value="40.769">
            <text:p>40.769</text:p>
          </table:table-cell>
          <table:table-cell office:value-type="float" office:value="-73.9549">
            <text:p>-73.95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/1/2014 0:17:00</text:p>
          </table:table-cell>
          <table:table-cell office:value-type="float" office:value="40.7267">
            <text:p>40.7267</text:p>
          </table:table-cell>
          <table:table-cell office:value-type="float" office:value="-74.0345">
            <text:p>-74.03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4/1/2014 0:21:00</text:p>
          </table:table-cell>
          <table:table-cell office:value-type="float" office:value="40.7316">
            <text:p>40.7316</text:p>
          </table:table-cell>
          <table:table-cell office:value-type="float" office:value="-73.9873">
            <text:p>-73.98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4/1/2014 0:28:00</text:p>
          </table:table-cell>
          <table:table-cell office:value-type="float" office:value="40.7588">
            <text:p>40.7588</text:p>
          </table:table-cell>
          <table:table-cell office:value-type="float" office:value="-73.9776">
            <text:p>-73.97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/1/2014 0:33:00</text:p>
          </table:table-cell>
          <table:table-cell office:value-type="float" office:value="40.7594">
            <text:p>40.7594</text:p>
          </table:table-cell>
          <table:table-cell office:value-type="float" office:value="-73.9722">
            <text:p>-73.972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4/1/2014 0:33:00</text:p>
          </table:table-cell>
          <table:table-cell office:value-type="float" office:value="40.7383">
            <text:p>40.7383</text:p>
          </table:table-cell>
          <table:table-cell office:value-type="float" office:value="-74.0403">
            <text:p>-74.04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/1/2014 0:39:00</text:p>
          </table:table-cell>
          <table:table-cell office:value-type="float" office:value="40.7223">
            <text:p>40.7223</text:p>
          </table:table-cell>
          <table:table-cell office:value-type="float" office:value="-73.9887">
            <text:p>-73.988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4/1/2014 0:45:00</text:p>
          </table:table-cell>
          <table:table-cell office:value-type="float" office:value="40.762">
            <text:p>40.762</text:p>
          </table:table-cell>
          <table:table-cell office:value-type="float" office:value="-73.979">
            <text:p>-73.9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4/1/2014 0:55:00</text:p>
          </table:table-cell>
          <table:table-cell office:value-type="float" office:value="40.7524">
            <text:p>40.7524</text:p>
          </table:table-cell>
          <table:table-cell office:value-type="float" office:value="-73.996">
            <text:p>-73.9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4/1/2014 1:01:00</text:p>
          </table:table-cell>
          <table:table-cell office:value-type="float" office:value="40.7575">
            <text:p>40.7575</text:p>
          </table:table-cell>
          <table:table-cell office:value-type="float" office:value="-73.9846">
            <text:p>-73.98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4/1/2014 1:19:00</text:p>
          </table:table-cell>
          <table:table-cell office:value-type="float" office:value="40.7256">
            <text:p>40.7256</text:p>
          </table:table-cell>
          <table:table-cell office:value-type="float" office:value="-73.9869">
            <text:p>-73.986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4/1/2014 1:48:00</text:p>
          </table:table-cell>
          <table:table-cell office:value-type="float" office:value="40.7591">
            <text:p>40.7591</text:p>
          </table:table-cell>
          <table:table-cell office:value-type="float" office:value="-73.9684">
            <text:p>-73.96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4/1/2014 1:49:00</text:p>
          </table:table-cell>
          <table:table-cell office:value-type="float" office:value="40.7271">
            <text:p>40.7271</text:p>
          </table:table-cell>
          <table:table-cell office:value-type="float" office:value="-73.9803">
            <text:p>-73.98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4/1/2014 2:11:00</text:p>
          </table:table-cell>
          <table:table-cell office:value-type="float" office:value="40.6463">
            <text:p>40.6463</text:p>
          </table:table-cell>
          <table:table-cell office:value-type="float" office:value="-73.7896">
            <text:p>-73.78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4/1/2014 2:25:00</text:p>
          </table:table-cell>
          <table:table-cell office:value-type="float" office:value="40.7564">
            <text:p>40.7564</text:p>
          </table:table-cell>
          <table:table-cell office:value-type="float" office:value="-73.9167">
            <text:p>-73.91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4/1/2014 2:31:00</text:p>
          </table:table-cell>
          <table:table-cell office:value-type="float" office:value="40.7666">
            <text:p>40.7666</text:p>
          </table:table-cell>
          <table:table-cell office:value-type="float" office:value="-73.9531">
            <text:p>-73.95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4/1/2014 2:43:00</text:p>
          </table:table-cell>
          <table:table-cell office:value-type="float" office:value="40.758">
            <text:p>40.758</text:p>
          </table:table-cell>
          <table:table-cell office:value-type="float" office:value="-73.9761">
            <text:p>-73.976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4/1/2014 3:22:00</text:p>
          </table:table-cell>
          <table:table-cell office:value-type="float" office:value="40.7238">
            <text:p>40.7238</text:p>
          </table:table-cell>
          <table:table-cell office:value-type="float" office:value="-73.9821">
            <text:p>-73.98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4/1/2014 3:35:00</text:p>
          </table:table-cell>
          <table:table-cell office:value-type="float" office:value="40.7531">
            <text:p>40.7531</text:p>
          </table:table-cell>
          <table:table-cell office:value-type="float" office:value="-74.0039">
            <text:p>-74.00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4/1/2014 3:35:00</text:p>
          </table:table-cell>
          <table:table-cell office:value-type="float" office:value="40.7389">
            <text:p>40.7389</text:p>
          </table:table-cell>
          <table:table-cell office:value-type="float" office:value="-74.0393">
            <text:p>-74.039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4/1/2014 3:41:00</text:p>
          </table:table-cell>
          <table:table-cell office:value-type="float" office:value="40.7619">
            <text:p>40.7619</text:p>
          </table:table-cell>
          <table:table-cell office:value-type="float" office:value="-73.9715">
            <text:p>-73.97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4/1/2014 4:11:00</text:p>
          </table:table-cell>
          <table:table-cell office:value-type="float" office:value="40.753">
            <text:p>40.753</text:p>
          </table:table-cell>
          <table:table-cell office:value-type="float" office:value="-74.0042">
            <text:p>-74.00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4/1/2014 4:15:00</text:p>
          </table:table-cell>
          <table:table-cell office:value-type="float" office:value="40.6561">
            <text:p>40.6561</text:p>
          </table:table-cell>
          <table:table-cell office:value-type="float" office:value="-73.9531">
            <text:p>-73.95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4/1/2014 4:19:00</text:p>
          </table:table-cell>
          <table:table-cell office:value-type="float" office:value="40.725">
            <text:p>40.725</text:p>
          </table:table-cell>
          <table:table-cell office:value-type="float" office:value="-73.9844">
            <text:p>-73.98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4/1/2014 4:20:00</text:p>
          </table:table-cell>
          <table:table-cell office:value-type="float" office:value="40.695">
            <text:p>40.695</text:p>
          </table:table-cell>
          <table:table-cell office:value-type="float" office:value="-74.1783">
            <text:p>-74.17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4/1/2014 4:26:00</text:p>
          </table:table-cell>
          <table:table-cell office:value-type="float" office:value="40.9859">
            <text:p>40.9859</text:p>
          </table:table-cell>
          <table:table-cell office:value-type="float" office:value="-74.1578">
            <text:p>-74.15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4/1/2014 4:27:00</text:p>
          </table:table-cell>
          <table:table-cell office:value-type="float" office:value="40.6879">
            <text:p>40.6879</text:p>
          </table:table-cell>
          <table:table-cell office:value-type="float" office:value="-74.1814">
            <text:p>-74.181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4/1/2014 4:38:00</text:p>
          </table:table-cell>
          <table:table-cell office:value-type="float" office:value="40.6878">
            <text:p>40.6878</text:p>
          </table:table-cell>
          <table:table-cell office:value-type="float" office:value="-74.1816">
            <text:p>-74.18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4/1/2014 4:47:00</text:p>
          </table:table-cell>
          <table:table-cell office:value-type="float" office:value="40.7234">
            <text:p>40.7234</text:p>
          </table:table-cell>
          <table:table-cell office:value-type="float" office:value="-73.9974">
            <text:p>-73.99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4/1/2014 4:49:00</text:p>
          </table:table-cell>
          <table:table-cell office:value-type="float" office:value="40.7336">
            <text:p>40.7336</text:p>
          </table:table-cell>
          <table:table-cell office:value-type="float" office:value="-73.99">
            <text:p>-73.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4/1/2014 5:08:00</text:p>
          </table:table-cell>
          <table:table-cell office:value-type="float" office:value="40.7141">
            <text:p>40.7141</text:p>
          </table:table-cell>
          <table:table-cell office:value-type="float" office:value="-74.0094">
            <text:p>-74.00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4/1/2014 5:12:00</text:p>
          </table:table-cell>
          <table:table-cell office:value-type="float" office:value="40.7893">
            <text:p>40.7893</text:p>
          </table:table-cell>
          <table:table-cell office:value-type="float" office:value="-73.9709">
            <text:p>-73.970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4/1/2014 5:18:00</text:p>
          </table:table-cell>
          <table:table-cell office:value-type="float" office:value="40.7747">
            <text:p>40.7747</text:p>
          </table:table-cell>
          <table:table-cell office:value-type="float" office:value="-73.991">
            <text:p>-73.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4/1/2014 5:19:00</text:p>
          </table:table-cell>
          <table:table-cell office:value-type="float" office:value="40.7689">
            <text:p>40.7689</text:p>
          </table:table-cell>
          <table:table-cell office:value-type="float" office:value="-73.9876">
            <text:p>-73.98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4/1/2014 5:23:00</text:p>
          </table:table-cell>
          <table:table-cell office:value-type="float" office:value="40.7744">
            <text:p>40.7744</text:p>
          </table:table-cell>
          <table:table-cell office:value-type="float" office:value="-74.0149">
            <text:p>-74.01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4/1/2014 5:24:00</text:p>
          </table:table-cell>
          <table:table-cell office:value-type="float" office:value="40.7393">
            <text:p>40.7393</text:p>
          </table:table-cell>
          <table:table-cell office:value-type="float" office:value="-73.9974">
            <text:p>-73.99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4/1/2014 5:24:00</text:p>
          </table:table-cell>
          <table:table-cell office:value-type="float" office:value="40.7776">
            <text:p>40.7776</text:p>
          </table:table-cell>
          <table:table-cell office:value-type="float" office:value="-73.9752">
            <text:p>-73.975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4/1/2014 5:27:00</text:p>
          </table:table-cell>
          <table:table-cell office:value-type="float" office:value="40.6483">
            <text:p>40.6483</text:p>
          </table:table-cell>
          <table:table-cell office:value-type="float" office:value="-73.7829">
            <text:p>-73.78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4/1/2014 5:34:00</text:p>
          </table:table-cell>
          <table:table-cell office:value-type="float" office:value="40.6907">
            <text:p>40.6907</text:p>
          </table:table-cell>
          <table:table-cell office:value-type="float" office:value="-74.1782">
            <text:p>-74.17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4/1/2014 5:36:00</text:p>
          </table:table-cell>
          <table:table-cell office:value-type="float" office:value="40.7217">
            <text:p>40.7217</text:p>
          </table:table-cell>
          <table:table-cell office:value-type="float" office:value="-73.9875">
            <text:p>-73.98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4/1/2014 5:36:00</text:p>
          </table:table-cell>
          <table:table-cell office:value-type="float" office:value="40.7651">
            <text:p>40.7651</text:p>
          </table:table-cell>
          <table:table-cell office:value-type="float" office:value="-73.9632">
            <text:p>-73.963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4/1/2014 5:40:00</text:p>
          </table:table-cell>
          <table:table-cell office:value-type="float" office:value="40.7437">
            <text:p>40.7437</text:p>
          </table:table-cell>
          <table:table-cell office:value-type="float" office:value="-73.9985">
            <text:p>-73.99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4/1/2014 5:43:00</text:p>
          </table:table-cell>
          <table:table-cell office:value-type="float" office:value="40.7605">
            <text:p>40.7605</text:p>
          </table:table-cell>
          <table:table-cell office:value-type="float" office:value="-73.978">
            <text:p>-73.9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4/1/2014 5:44:00</text:p>
          </table:table-cell>
          <table:table-cell office:value-type="float" office:value="40.743">
            <text:p>40.743</text:p>
          </table:table-cell>
          <table:table-cell office:value-type="float" office:value="-74.0301">
            <text:p>-74.03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4/1/2014 5:44:00</text:p>
          </table:table-cell>
          <table:table-cell office:value-type="float" office:value="40.743">
            <text:p>40.743</text:p>
          </table:table-cell>
          <table:table-cell office:value-type="float" office:value="-74.0301">
            <text:p>-74.03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4/1/2014 5:49:00</text:p>
          </table:table-cell>
          <table:table-cell office:value-type="float" office:value="40.7423">
            <text:p>40.7423</text:p>
          </table:table-cell>
          <table:table-cell office:value-type="float" office:value="-74.0371">
            <text:p>-74.03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4/1/2014 5:49:00</text:p>
          </table:table-cell>
          <table:table-cell office:value-type="float" office:value="40.7236">
            <text:p>40.7236</text:p>
          </table:table-cell>
          <table:table-cell office:value-type="float" office:value="-74.0037">
            <text:p>-74.0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4/1/2014 5:52:00</text:p>
          </table:table-cell>
          <table:table-cell office:value-type="float" office:value="40.7723">
            <text:p>40.7723</text:p>
          </table:table-cell>
          <table:table-cell office:value-type="float" office:value="-73.9527">
            <text:p>-73.952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4/1/2014 5:52:00</text:p>
          </table:table-cell>
          <table:table-cell office:value-type="float" office:value="40.7574">
            <text:p>40.7574</text:p>
          </table:table-cell>
          <table:table-cell office:value-type="float" office:value="-73.9862">
            <text:p>-73.98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4/1/2014 5:53:00</text:p>
          </table:table-cell>
          <table:table-cell office:value-type="float" office:value="40.7838">
            <text:p>40.7838</text:p>
          </table:table-cell>
          <table:table-cell office:value-type="float" office:value="-73.9504">
            <text:p>-73.95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4/1/2014 5:54:00</text:p>
          </table:table-cell>
          <table:table-cell office:value-type="float" office:value="40.7711">
            <text:p>40.7711</text:p>
          </table:table-cell>
          <table:table-cell office:value-type="float" office:value="-73.9871">
            <text:p>-73.98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4/1/2014 5:56:00</text:p>
          </table:table-cell>
          <table:table-cell office:value-type="float" office:value="40.7571">
            <text:p>40.7571</text:p>
          </table:table-cell>
          <table:table-cell office:value-type="float" office:value="-73.9726">
            <text:p>-73.9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4/1/2014 5:56:00</text:p>
          </table:table-cell>
          <table:table-cell office:value-type="float" office:value="40.7442">
            <text:p>40.7442</text:p>
          </table:table-cell>
          <table:table-cell office:value-type="float" office:value="-73.9854">
            <text:p>-73.98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4/1/2014 5:58:00</text:p>
          </table:table-cell>
          <table:table-cell office:value-type="float" office:value="40.7166">
            <text:p>40.7166</text:p>
          </table:table-cell>
          <table:table-cell office:value-type="float" office:value="-74.0144">
            <text:p>-74.01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4/1/2014 6:00:00</text:p>
          </table:table-cell>
          <table:table-cell office:value-type="float" office:value="40.7507">
            <text:p>40.7507</text:p>
          </table:table-cell>
          <table:table-cell office:value-type="float" office:value="-73.9703">
            <text:p>-73.97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4/1/2014 6:01:00</text:p>
          </table:table-cell>
          <table:table-cell office:value-type="float" office:value="40.7337">
            <text:p>40.7337</text:p>
          </table:table-cell>
          <table:table-cell office:value-type="float" office:value="-73.9979">
            <text:p>-73.99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4/1/2014 6:02:00</text:p>
          </table:table-cell>
          <table:table-cell office:value-type="float" office:value="40.7236">
            <text:p>40.7236</text:p>
          </table:table-cell>
          <table:table-cell office:value-type="float" office:value="-74.0111">
            <text:p>-74.01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4/1/2014 6:03:00</text:p>
          </table:table-cell>
          <table:table-cell office:value-type="float" office:value="40.7151">
            <text:p>40.7151</text:p>
          </table:table-cell>
          <table:table-cell office:value-type="float" office:value="-74.0464">
            <text:p>-74.046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4/1/2014 6:06:00</text:p>
          </table:table-cell>
          <table:table-cell office:value-type="float" office:value="40.7701">
            <text:p>40.7701</text:p>
          </table:table-cell>
          <table:table-cell office:value-type="float" office:value="-73.9588">
            <text:p>-73.95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4/1/2014 6:08:00</text:p>
          </table:table-cell>
          <table:table-cell office:value-type="float" office:value="40.86">
            <text:p>40.86</text:p>
          </table:table-cell>
          <table:table-cell office:value-type="float" office:value="-73.9142">
            <text:p>-73.91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4/1/2014 6:08:00</text:p>
          </table:table-cell>
          <table:table-cell office:value-type="float" office:value="40.7555">
            <text:p>40.7555</text:p>
          </table:table-cell>
          <table:table-cell office:value-type="float" office:value="-73.9729">
            <text:p>-73.97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4/1/2014 6:14:00</text:p>
          </table:table-cell>
          <table:table-cell office:value-type="float" office:value="40.7249">
            <text:p>40.7249</text:p>
          </table:table-cell>
          <table:table-cell office:value-type="float" office:value="-74.0355">
            <text:p>-74.03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4/1/2014 6:14:00</text:p>
          </table:table-cell>
          <table:table-cell office:value-type="float" office:value="40.6193">
            <text:p>40.6193</text:p>
          </table:table-cell>
          <table:table-cell office:value-type="float" office:value="-74.157">
            <text:p>-74.1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4/1/2014 6:15:00</text:p>
          </table:table-cell>
          <table:table-cell office:value-type="float" office:value="40.7753">
            <text:p>40.7753</text:p>
          </table:table-cell>
          <table:table-cell office:value-type="float" office:value="-73.978">
            <text:p>-73.9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4/1/2014 6:15:00</text:p>
          </table:table-cell>
          <table:table-cell office:value-type="float" office:value="40.7204">
            <text:p>40.7204</text:p>
          </table:table-cell>
          <table:table-cell office:value-type="float" office:value="-73.9545">
            <text:p>-73.95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4/1/2014 6:16:00</text:p>
          </table:table-cell>
          <table:table-cell office:value-type="float" office:value="40.7772">
            <text:p>40.7772</text:p>
          </table:table-cell>
          <table:table-cell office:value-type="float" office:value="-73.9595">
            <text:p>-73.95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4/1/2014 6:17:00</text:p>
          </table:table-cell>
          <table:table-cell office:value-type="float" office:value="40.7651">
            <text:p>40.7651</text:p>
          </table:table-cell>
          <table:table-cell office:value-type="float" office:value="-74.082">
            <text:p>-74.0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4/1/2014 6:17:00</text:p>
          </table:table-cell>
          <table:table-cell office:value-type="float" office:value="40.74">
            <text:p>40.74</text:p>
          </table:table-cell>
          <table:table-cell office:value-type="float" office:value="-73.9879">
            <text:p>-73.98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4/1/2014 6:19:00</text:p>
          </table:table-cell>
          <table:table-cell office:value-type="float" office:value="40.7741">
            <text:p>40.7741</text:p>
          </table:table-cell>
          <table:table-cell office:value-type="float" office:value="-73.9568">
            <text:p>-73.95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4/1/2014 6:20:00</text:p>
          </table:table-cell>
          <table:table-cell office:value-type="float" office:value="40.7599">
            <text:p>40.7599</text:p>
          </table:table-cell>
          <table:table-cell office:value-type="float" office:value="-73.9944">
            <text:p>-73.99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4/1/2014 6:21:00</text:p>
          </table:table-cell>
          <table:table-cell office:value-type="float" office:value="40.7531">
            <text:p>40.7531</text:p>
          </table:table-cell>
          <table:table-cell office:value-type="float" office:value="-74.0039">
            <text:p>-74.00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4/1/2014 6:22:00</text:p>
          </table:table-cell>
          <table:table-cell office:value-type="float" office:value="40.7791">
            <text:p>40.7791</text:p>
          </table:table-cell>
          <table:table-cell office:value-type="float" office:value="-73.9623">
            <text:p>-73.96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4/1/2014 6:25:00</text:p>
          </table:table-cell>
          <table:table-cell office:value-type="float" office:value="40.7382">
            <text:p>40.7382</text:p>
          </table:table-cell>
          <table:table-cell office:value-type="float" office:value="-74.0033">
            <text:p>-74.00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4/1/2014 6:31:00</text:p>
          </table:table-cell>
          <table:table-cell office:value-type="float" office:value="40.7391">
            <text:p>40.7391</text:p>
          </table:table-cell>
          <table:table-cell office:value-type="float" office:value="-73.9989">
            <text:p>-73.998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4/1/2014 6:31:00</text:p>
          </table:table-cell>
          <table:table-cell office:value-type="float" office:value="40.7806">
            <text:p>40.7806</text:p>
          </table:table-cell>
          <table:table-cell office:value-type="float" office:value="-73.982">
            <text:p>-73.9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4/1/2014 6:32:00</text:p>
          </table:table-cell>
          <table:table-cell office:value-type="float" office:value="40.7322">
            <text:p>40.7322</text:p>
          </table:table-cell>
          <table:table-cell office:value-type="float" office:value="-73.9863">
            <text:p>-73.986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4/1/2014 6:33:00</text:p>
          </table:table-cell>
          <table:table-cell office:value-type="float" office:value="40.7703">
            <text:p>40.7703</text:p>
          </table:table-cell>
          <table:table-cell office:value-type="float" office:value="-73.966">
            <text:p>-73.9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4/1/2014 6:34:00</text:p>
          </table:table-cell>
          <table:table-cell office:value-type="float" office:value="40.7221">
            <text:p>40.7221</text:p>
          </table:table-cell>
          <table:table-cell office:value-type="float" office:value="-74.0018">
            <text:p>-74.00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4/1/2014 6:35:00</text:p>
          </table:table-cell>
          <table:table-cell office:value-type="float" office:value="40.7588">
            <text:p>40.7588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4/1/2014 6:36:00</text:p>
          </table:table-cell>
          <table:table-cell office:value-type="float" office:value="40.7677">
            <text:p>40.7677</text:p>
          </table:table-cell>
          <table:table-cell office:value-type="float" office:value="-73.9656">
            <text:p>-73.96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4/1/2014 6:37:00</text:p>
          </table:table-cell>
          <table:table-cell office:value-type="float" office:value="40.7404">
            <text:p>40.7404</text:p>
          </table:table-cell>
          <table:table-cell office:value-type="float" office:value="-74.0076">
            <text:p>-74.00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4/1/2014 6:38:00</text:p>
          </table:table-cell>
          <table:table-cell office:value-type="float" office:value="40.7679">
            <text:p>40.7679</text:p>
          </table:table-cell>
          <table:table-cell office:value-type="float" office:value="-73.9599">
            <text:p>-73.95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4/1/2014 6:39:00</text:p>
          </table:table-cell>
          <table:table-cell office:value-type="float" office:value="40.7694">
            <text:p>40.7694</text:p>
          </table:table-cell>
          <table:table-cell office:value-type="float" office:value="-73.9852">
            <text:p>-73.985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4/1/2014 6:40:00</text:p>
          </table:table-cell>
          <table:table-cell office:value-type="float" office:value="40.7858">
            <text:p>40.7858</text:p>
          </table:table-cell>
          <table:table-cell office:value-type="float" office:value="-73.9546">
            <text:p>-73.95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4/1/2014 6:40:00</text:p>
          </table:table-cell>
          <table:table-cell office:value-type="float" office:value="40.7742">
            <text:p>40.7742</text:p>
          </table:table-cell>
          <table:table-cell office:value-type="float" office:value="-73.9491">
            <text:p>-73.94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4/1/2014 6:42:00</text:p>
          </table:table-cell>
          <table:table-cell office:value-type="float" office:value="40.7703">
            <text:p>40.7703</text:p>
          </table:table-cell>
          <table:table-cell office:value-type="float" office:value="-73.95">
            <text:p>-73.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4/1/2014 6:42:00</text:p>
          </table:table-cell>
          <table:table-cell office:value-type="float" office:value="40.7614">
            <text:p>40.7614</text:p>
          </table:table-cell>
          <table:table-cell office:value-type="float" office:value="-73.9997">
            <text:p>-73.99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4/1/2014 6:43:00</text:p>
          </table:table-cell>
          <table:table-cell office:value-type="float" office:value="40.793">
            <text:p>40.793</text:p>
          </table:table-cell>
          <table:table-cell office:value-type="float" office:value="-73.9749">
            <text:p>-73.97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4/1/2014 6:44:00</text:p>
          </table:table-cell>
          <table:table-cell office:value-type="float" office:value="40.7231">
            <text:p>40.7231</text:p>
          </table:table-cell>
          <table:table-cell office:value-type="float" office:value="-73.9442">
            <text:p>-73.944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4/1/2014 6:45:00</text:p>
          </table:table-cell>
          <table:table-cell office:value-type="float" office:value="40.7874">
            <text:p>40.7874</text:p>
          </table:table-cell>
          <table:table-cell office:value-type="float" office:value="-73.9545">
            <text:p>-73.95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4/1/2014 6:47:00</text:p>
          </table:table-cell>
          <table:table-cell office:value-type="float" office:value="40.7689">
            <text:p>40.7689</text:p>
          </table:table-cell>
          <table:table-cell office:value-type="float" office:value="-73.9812">
            <text:p>-73.981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4/1/2014 6:47:00</text:p>
          </table:table-cell>
          <table:table-cell office:value-type="float" office:value="40.7789">
            <text:p>40.7789</text:p>
          </table:table-cell>
          <table:table-cell office:value-type="float" office:value="-73.9557">
            <text:p>-73.95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4/1/2014 6:48:00</text:p>
          </table:table-cell>
          <table:table-cell office:value-type="float" office:value="40.7271">
            <text:p>40.7271</text:p>
          </table:table-cell>
          <table:table-cell office:value-type="float" office:value="-74.0054">
            <text:p>-74.00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4/1/2014 6:52:00</text:p>
          </table:table-cell>
          <table:table-cell office:value-type="float" office:value="40.7877">
            <text:p>40.7877</text:p>
          </table:table-cell>
          <table:table-cell office:value-type="float" office:value="-73.973">
            <text:p>-73.9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4/1/2014 6:52:00</text:p>
          </table:table-cell>
          <table:table-cell office:value-type="float" office:value="40.7255">
            <text:p>40.7255</text:p>
          </table:table-cell>
          <table:table-cell office:value-type="float" office:value="-74.0092">
            <text:p>-74.00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4/1/2014 6:54:00</text:p>
          </table:table-cell>
          <table:table-cell office:value-type="float" office:value="40.7653">
            <text:p>40.7653</text:p>
          </table:table-cell>
          <table:table-cell office:value-type="float" office:value="-73.9723">
            <text:p>-73.97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4/1/2014 6:56:00</text:p>
          </table:table-cell>
          <table:table-cell office:value-type="float" office:value="40.7644">
            <text:p>40.7644</text:p>
          </table:table-cell>
          <table:table-cell office:value-type="float" office:value="-73.9769">
            <text:p>-73.976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4/1/2014 6:57:00</text:p>
          </table:table-cell>
          <table:table-cell office:value-type="float" office:value="40.7726">
            <text:p>40.7726</text:p>
          </table:table-cell>
          <table:table-cell office:value-type="float" office:value="-73.9532">
            <text:p>-73.953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4/1/2014 6:59:00</text:p>
          </table:table-cell>
          <table:table-cell office:value-type="float" office:value="40.7898">
            <text:p>40.7898</text:p>
          </table:table-cell>
          <table:table-cell office:value-type="float" office:value="-73.9661">
            <text:p>-73.966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5/1/2014 0:02:00</text:p>
          </table:table-cell>
          <table:table-cell office:value-type="float" office:value="40.7521">
            <text:p>40.7521</text:p>
          </table:table-cell>
          <table:table-cell office:value-type="float" office:value="-73.9914">
            <text:p>-73.991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/1/2014 0:06:00</text:p>
          </table:table-cell>
          <table:table-cell office:value-type="float" office:value="40.6965">
            <text:p>40.6965</text:p>
          </table:table-cell>
          <table:table-cell office:value-type="float" office:value="-73.9715">
            <text:p>-73.97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/1/2014 0:15:00</text:p>
          </table:table-cell>
          <table:table-cell office:value-type="float" office:value="40.7464">
            <text:p>40.7464</text:p>
          </table:table-cell>
          <table:table-cell office:value-type="float" office:value="-73.9838">
            <text:p>-73.98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/1/2014 0:17:00</text:p>
          </table:table-cell>
          <table:table-cell office:value-type="float" office:value="40.7463">
            <text:p>40.7463</text:p>
          </table:table-cell>
          <table:table-cell office:value-type="float" office:value="-74.0011">
            <text:p>-74.00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/1/2014 0:17:00</text:p>
          </table:table-cell>
          <table:table-cell office:value-type="float" office:value="40.7594">
            <text:p>40.7594</text:p>
          </table:table-cell>
          <table:table-cell office:value-type="float" office:value="-73.9734">
            <text:p>-73.973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5/1/2014 0:20:00</text:p>
          </table:table-cell>
          <table:table-cell office:value-type="float" office:value="40.7685">
            <text:p>40.7685</text:p>
          </table:table-cell>
          <table:table-cell office:value-type="float" office:value="-73.8625">
            <text:p>-73.8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/1/2014 0:21:00</text:p>
          </table:table-cell>
          <table:table-cell office:value-type="float" office:value="40.7637">
            <text:p>40.7637</text:p>
          </table:table-cell>
          <table:table-cell office:value-type="float" office:value="-73.9962">
            <text:p>-73.99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/1/2014 0:21:00</text:p>
          </table:table-cell>
          <table:table-cell office:value-type="float" office:value="40.7252">
            <text:p>40.7252</text:p>
          </table:table-cell>
          <table:table-cell office:value-type="float" office:value="-74.0023">
            <text:p>-74.00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5/1/2014 0:25:00</text:p>
          </table:table-cell>
          <table:table-cell office:value-type="float" office:value="40.7607">
            <text:p>40.7607</text:p>
          </table:table-cell>
          <table:table-cell office:value-type="float" office:value="-73.9625">
            <text:p>-73.9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/1/2014 0:25:00</text:p>
          </table:table-cell>
          <table:table-cell office:value-type="float" office:value="40.7212">
            <text:p>40.7212</text:p>
          </table:table-cell>
          <table:table-cell office:value-type="float" office:value="-73.9879">
            <text:p>-73.98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5/1/2014 0:29:00</text:p>
          </table:table-cell>
          <table:table-cell office:value-type="float" office:value="40.7255">
            <text:p>40.7255</text:p>
          </table:table-cell>
          <table:table-cell office:value-type="float" office:value="-73.9986">
            <text:p>-73.998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5/1/2014 0:32:00</text:p>
          </table:table-cell>
          <table:table-cell office:value-type="float" office:value="40.6467">
            <text:p>40.6467</text:p>
          </table:table-cell>
          <table:table-cell office:value-type="float" office:value="-73.7901">
            <text:p>-73.7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5/1/2014 0:40:00</text:p>
          </table:table-cell>
          <table:table-cell office:value-type="float" office:value="40.7613">
            <text:p>40.7613</text:p>
          </table:table-cell>
          <table:table-cell office:value-type="float" office:value="-73.9788">
            <text:p>-73.97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5/1/2014 0:56:00</text:p>
          </table:table-cell>
          <table:table-cell office:value-type="float" office:value="40.7807">
            <text:p>40.7807</text:p>
          </table:table-cell>
          <table:table-cell office:value-type="float" office:value="-73.9497">
            <text:p>-73.94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5/1/2014 1:00:00</text:p>
          </table:table-cell>
          <table:table-cell office:value-type="float" office:value="40.7585">
            <text:p>40.7585</text:p>
          </table:table-cell>
          <table:table-cell office:value-type="float" office:value="-73.9708">
            <text:p>-73.970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5/1/2014 1:02:00</text:p>
          </table:table-cell>
          <table:table-cell office:value-type="float" office:value="40.7163">
            <text:p>40.7163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5/1/2014 1:06:00</text:p>
          </table:table-cell>
          <table:table-cell office:value-type="float" office:value="40.7265">
            <text:p>40.7265</text:p>
          </table:table-cell>
          <table:table-cell office:value-type="float" office:value="-73.9958">
            <text:p>-73.995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5/1/2014 1:13:00</text:p>
          </table:table-cell>
          <table:table-cell office:value-type="float" office:value="40.7559">
            <text:p>40.7559</text:p>
          </table:table-cell>
          <table:table-cell office:value-type="float" office:value="-73.9867">
            <text:p>-73.98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/1/2014 1:13:00</text:p>
          </table:table-cell>
          <table:table-cell office:value-type="float" office:value="40.7671">
            <text:p>40.7671</text:p>
          </table:table-cell>
          <table:table-cell office:value-type="float" office:value="-73.9956">
            <text:p>-73.99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5/1/2014 1:20:00</text:p>
          </table:table-cell>
          <table:table-cell office:value-type="float" office:value="40.7707">
            <text:p>40.7707</text:p>
          </table:table-cell>
          <table:table-cell office:value-type="float" office:value="-73.9944">
            <text:p>-73.99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5/1/2014 1:22:00</text:p>
          </table:table-cell>
          <table:table-cell office:value-type="float" office:value="40.7607">
            <text:p>40.7607</text:p>
          </table:table-cell>
          <table:table-cell office:value-type="float" office:value="-73.9784">
            <text:p>-73.9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5/1/2014 1:25:00</text:p>
          </table:table-cell>
          <table:table-cell office:value-type="float" office:value="40.7382">
            <text:p>40.7382</text:p>
          </table:table-cell>
          <table:table-cell office:value-type="float" office:value="-74.0096">
            <text:p>-74.009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5/1/2014 1:26:00</text:p>
          </table:table-cell>
          <table:table-cell office:value-type="float" office:value="40.759">
            <text:p>40.759</text:p>
          </table:table-cell>
          <table:table-cell office:value-type="float" office:value="-73.9725">
            <text:p>-73.97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5/1/2014 1:27:00</text:p>
          </table:table-cell>
          <table:table-cell office:value-type="float" office:value="40.7456">
            <text:p>40.7456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5/1/2014 1:28:00</text:p>
          </table:table-cell>
          <table:table-cell office:value-type="float" office:value="40.7285">
            <text:p>40.7285</text:p>
          </table:table-cell>
          <table:table-cell office:value-type="float" office:value="-74.0044">
            <text:p>-74.004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5/1/2014 1:32:00</text:p>
          </table:table-cell>
          <table:table-cell office:value-type="float" office:value="40.7218">
            <text:p>40.7218</text:p>
          </table:table-cell>
          <table:table-cell office:value-type="float" office:value="-73.9921">
            <text:p>-73.99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5/1/2014 1:45:00</text:p>
          </table:table-cell>
          <table:table-cell office:value-type="float" office:value="40.744">
            <text:p>40.744</text:p>
          </table:table-cell>
          <table:table-cell office:value-type="float" office:value="-73.9877">
            <text:p>-73.98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5/1/2014 1:48:00</text:p>
          </table:table-cell>
          <table:table-cell office:value-type="float" office:value="40.71">
            <text:p>40.71</text:p>
          </table:table-cell>
          <table:table-cell office:value-type="float" office:value="-74.0091">
            <text:p>-74.00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5/1/2014 2:00:00</text:p>
          </table:table-cell>
          <table:table-cell office:value-type="float" office:value="40.7412">
            <text:p>40.7412</text:p>
          </table:table-cell>
          <table:table-cell office:value-type="float" office:value="-74.0078">
            <text:p>-74.00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5/1/2014 2:13:00</text:p>
          </table:table-cell>
          <table:table-cell office:value-type="float" office:value="40.7508">
            <text:p>40.7508</text:p>
          </table:table-cell>
          <table:table-cell office:value-type="float" office:value="-74.0056">
            <text:p>-74.005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/1/2014 2:18:00</text:p>
          </table:table-cell>
          <table:table-cell office:value-type="float" office:value="40.7621">
            <text:p>40.7621</text:p>
          </table:table-cell>
          <table:table-cell office:value-type="float" office:value="-73.976">
            <text:p>-73.97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5/1/2014 2:40:00</text:p>
          </table:table-cell>
          <table:table-cell office:value-type="float" office:value="40.7575">
            <text:p>40.7575</text:p>
          </table:table-cell>
          <table:table-cell office:value-type="float" office:value="-73.9688">
            <text:p>-73.96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5/1/2014 2:48:00</text:p>
          </table:table-cell>
          <table:table-cell office:value-type="float" office:value="40.7549">
            <text:p>40.7549</text:p>
          </table:table-cell>
          <table:table-cell office:value-type="float" office:value="-73.9864">
            <text:p>-73.986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5/1/2014 2:59:00</text:p>
          </table:table-cell>
          <table:table-cell office:value-type="float" office:value="40.7596">
            <text:p>40.7596</text:p>
          </table:table-cell>
          <table:table-cell office:value-type="float" office:value="-73.9726">
            <text:p>-73.9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5/1/2014 3:01:00</text:p>
          </table:table-cell>
          <table:table-cell office:value-type="float" office:value="40.7284">
            <text:p>40.7284</text:p>
          </table:table-cell>
          <table:table-cell office:value-type="float" office:value="-73.9997">
            <text:p>-73.99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5/1/2014 3:13:00</text:p>
          </table:table-cell>
          <table:table-cell office:value-type="float" office:value="40.7246">
            <text:p>40.7246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5/1/2014 3:19:00</text:p>
          </table:table-cell>
          <table:table-cell office:value-type="float" office:value="40.7156">
            <text:p>40.7156</text:p>
          </table:table-cell>
          <table:table-cell office:value-type="float" office:value="-73.9898">
            <text:p>-73.989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5/1/2014 3:21:00</text:p>
          </table:table-cell>
          <table:table-cell office:value-type="float" office:value="40.7467">
            <text:p>40.7467</text:p>
          </table:table-cell>
          <table:table-cell office:value-type="float" office:value="-73.9846">
            <text:p>-73.98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5/1/2014 3:28:00</text:p>
          </table:table-cell>
          <table:table-cell office:value-type="float" office:value="40.7144">
            <text:p>40.7144</text:p>
          </table:table-cell>
          <table:table-cell office:value-type="float" office:value="-74.038">
            <text:p>-74.0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5/1/2014 3:28:00</text:p>
          </table:table-cell>
          <table:table-cell office:value-type="float" office:value="40.7144">
            <text:p>40.7144</text:p>
          </table:table-cell>
          <table:table-cell office:value-type="float" office:value="-74.038">
            <text:p>-74.0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5/1/2014 3:31:00</text:p>
          </table:table-cell>
          <table:table-cell office:value-type="float" office:value="40.8276">
            <text:p>40.8276</text:p>
          </table:table-cell>
          <table:table-cell office:value-type="float" office:value="-73.9454">
            <text:p>-73.94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5/1/2014 3:44:00</text:p>
          </table:table-cell>
          <table:table-cell office:value-type="float" office:value="40.7562">
            <text:p>40.7562</text:p>
          </table:table-cell>
          <table:table-cell office:value-type="float" office:value="-73.9931">
            <text:p>-73.99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5/1/2014 3:50:00</text:p>
          </table:table-cell>
          <table:table-cell office:value-type="float" office:value="40.7299">
            <text:p>40.7299</text:p>
          </table:table-cell>
          <table:table-cell office:value-type="float" office:value="-73.9868">
            <text:p>-73.98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5/1/2014 3:57:00</text:p>
          </table:table-cell>
          <table:table-cell office:value-type="float" office:value="40.7762">
            <text:p>40.7762</text:p>
          </table:table-cell>
          <table:table-cell office:value-type="float" office:value="-73.9499">
            <text:p>-73.949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5/1/2014 3:58:00</text:p>
          </table:table-cell>
          <table:table-cell office:value-type="float" office:value="40.7538">
            <text:p>40.7538</text:p>
          </table:table-cell>
          <table:table-cell office:value-type="float" office:value="-73.9774">
            <text:p>-73.977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5/1/2014 3:58:00</text:p>
          </table:table-cell>
          <table:table-cell office:value-type="float" office:value="40.6819">
            <text:p>40.6819</text:p>
          </table:table-cell>
          <table:table-cell office:value-type="float" office:value="-73.685">
            <text:p>-73.6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5/1/2014 4:04:00</text:p>
          </table:table-cell>
          <table:table-cell office:value-type="float" office:value="40.758">
            <text:p>40.758</text:p>
          </table:table-cell>
          <table:table-cell office:value-type="float" office:value="-73.9892">
            <text:p>-73.98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5/1/2014 4:13:00</text:p>
          </table:table-cell>
          <table:table-cell office:value-type="float" office:value="40.7469">
            <text:p>40.7469</text:p>
          </table:table-cell>
          <table:table-cell office:value-type="float" office:value="-74.0078">
            <text:p>-74.00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5/1/2014 4:15:00</text:p>
          </table:table-cell>
          <table:table-cell office:value-type="float" office:value="40.7663">
            <text:p>40.7663</text:p>
          </table:table-cell>
          <table:table-cell office:value-type="float" office:value="-73.9916">
            <text:p>-73.99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5/1/2014 4:17:00</text:p>
          </table:table-cell>
          <table:table-cell office:value-type="float" office:value="40.7196">
            <text:p>40.7196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5/1/2014 4:17:00</text:p>
          </table:table-cell>
          <table:table-cell office:value-type="float" office:value="40.7196">
            <text:p>40.7196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5/1/2014 4:21:00</text:p>
          </table:table-cell>
          <table:table-cell office:value-type="float" office:value="40.7852">
            <text:p>40.7852</text:p>
          </table:table-cell>
          <table:table-cell office:value-type="float" office:value="-73.9712">
            <text:p>-73.971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5/1/2014 4:24:00</text:p>
          </table:table-cell>
          <table:table-cell office:value-type="float" office:value="40.7553">
            <text:p>40.7553</text:p>
          </table:table-cell>
          <table:table-cell office:value-type="float" office:value="-73.9723">
            <text:p>-73.972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5/1/2014 4:25:00</text:p>
          </table:table-cell>
          <table:table-cell office:value-type="float" office:value="40.7753">
            <text:p>40.7753</text:p>
          </table:table-cell>
          <table:table-cell office:value-type="float" office:value="-73.9904">
            <text:p>-73.99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5/1/2014 4:28:00</text:p>
          </table:table-cell>
          <table:table-cell office:value-type="float" office:value="40.754">
            <text:p>40.754</text:p>
          </table:table-cell>
          <table:table-cell office:value-type="float" office:value="-73.9773">
            <text:p>-73.97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5/1/2014 4:28:00</text:p>
          </table:table-cell>
          <table:table-cell office:value-type="float" office:value="40.754">
            <text:p>40.754</text:p>
          </table:table-cell>
          <table:table-cell office:value-type="float" office:value="-73.9773">
            <text:p>-73.97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5/1/2014 4:35:00</text:p>
          </table:table-cell>
          <table:table-cell office:value-type="float" office:value="40.7572">
            <text:p>40.7572</text:p>
          </table:table-cell>
          <table:table-cell office:value-type="float" office:value="-73.9625">
            <text:p>-73.96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5/1/2014 4:41:00</text:p>
          </table:table-cell>
          <table:table-cell office:value-type="float" office:value="40.7695">
            <text:p>40.7695</text:p>
          </table:table-cell>
          <table:table-cell office:value-type="float" office:value="-73.9621">
            <text:p>-73.96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5/1/2014 4:43:00</text:p>
          </table:table-cell>
          <table:table-cell office:value-type="float" office:value="40.7827">
            <text:p>40.7827</text:p>
          </table:table-cell>
          <table:table-cell office:value-type="float" office:value="-73.9728">
            <text:p>-73.972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5/1/2014 4:44:00</text:p>
          </table:table-cell>
          <table:table-cell office:value-type="float" office:value="40.7656">
            <text:p>40.7656</text:p>
          </table:table-cell>
          <table:table-cell office:value-type="float" office:value="-73.9629">
            <text:p>-73.96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5/1/2014 4:51:00</text:p>
          </table:table-cell>
          <table:table-cell office:value-type="float" office:value="40.7232">
            <text:p>40.7232</text:p>
          </table:table-cell>
          <table:table-cell office:value-type="float" office:value="-73.5771">
            <text:p>-73.577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5/1/2014 4:51:00</text:p>
          </table:table-cell>
          <table:table-cell office:value-type="float" office:value="40.6954">
            <text:p>40.6954</text:p>
          </table:table-cell>
          <table:table-cell office:value-type="float" office:value="-74.178">
            <text:p>-74.1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5/1/2014 4:58:00</text:p>
          </table:table-cell>
          <table:table-cell office:value-type="float" office:value="40.7605">
            <text:p>40.7605</text:p>
          </table:table-cell>
          <table:table-cell office:value-type="float" office:value="-73.9873">
            <text:p>-73.98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5/1/2014 5:00:00</text:p>
          </table:table-cell>
          <table:table-cell office:value-type="float" office:value="40.7101">
            <text:p>40.7101</text:p>
          </table:table-cell>
          <table:table-cell office:value-type="float" office:value="-74.001">
            <text:p>-74.0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5/1/2014 5:01:00</text:p>
          </table:table-cell>
          <table:table-cell office:value-type="float" office:value="40.762">
            <text:p>40.762</text:p>
          </table:table-cell>
          <table:table-cell office:value-type="float" office:value="-73.982">
            <text:p>-73.9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5/1/2014 5:05:00</text:p>
          </table:table-cell>
          <table:table-cell office:value-type="float" office:value="40.7137">
            <text:p>40.7137</text:p>
          </table:table-cell>
          <table:table-cell office:value-type="float" office:value="-73.9631">
            <text:p>-73.96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5/1/2014 5:06:00</text:p>
          </table:table-cell>
          <table:table-cell office:value-type="float" office:value="40.7762">
            <text:p>40.7762</text:p>
          </table:table-cell>
          <table:table-cell office:value-type="float" office:value="-73.9603">
            <text:p>-73.96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5/1/2014 5:07:00</text:p>
          </table:table-cell>
          <table:table-cell office:value-type="float" office:value="40.7521">
            <text:p>40.7521</text:p>
          </table:table-cell>
          <table:table-cell office:value-type="float" office:value="-73.9813">
            <text:p>-73.981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5/1/2014 5:08:00</text:p>
          </table:table-cell>
          <table:table-cell office:value-type="float" office:value="40.7797">
            <text:p>40.7797</text:p>
          </table:table-cell>
          <table:table-cell office:value-type="float" office:value="-73.9783">
            <text:p>-73.97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5/1/2014 5:17:00</text:p>
          </table:table-cell>
          <table:table-cell office:value-type="float" office:value="40.774">
            <text:p>40.774</text:p>
          </table:table-cell>
          <table:table-cell office:value-type="float" office:value="-73.9824">
            <text:p>-73.982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5/1/2014 5:17:00</text:p>
          </table:table-cell>
          <table:table-cell office:value-type="float" office:value="40.7388">
            <text:p>40.7388</text:p>
          </table:table-cell>
          <table:table-cell office:value-type="float" office:value="-74.0027">
            <text:p>-74.002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5/1/2014 5:18:00</text:p>
          </table:table-cell>
          <table:table-cell office:value-type="float" office:value="40.7781">
            <text:p>40.7781</text:p>
          </table:table-cell>
          <table:table-cell office:value-type="float" office:value="-73.9749">
            <text:p>-73.974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5/1/2014 5:21:00</text:p>
          </table:table-cell>
          <table:table-cell office:value-type="float" office:value="40.7612">
            <text:p>40.7612</text:p>
          </table:table-cell>
          <table:table-cell office:value-type="float" office:value="-73.9995">
            <text:p>-73.99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5/1/2014 5:23:00</text:p>
          </table:table-cell>
          <table:table-cell office:value-type="float" office:value="40.7592">
            <text:p>40.7592</text:p>
          </table:table-cell>
          <table:table-cell office:value-type="float" office:value="-74.0234">
            <text:p>-74.023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5/1/2014 5:24:00</text:p>
          </table:table-cell>
          <table:table-cell office:value-type="float" office:value="40.8895">
            <text:p>40.8895</text:p>
          </table:table-cell>
          <table:table-cell office:value-type="float" office:value="-73.7939">
            <text:p>-73.79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5/1/2014 5:27:00</text:p>
          </table:table-cell>
          <table:table-cell office:value-type="float" office:value="40.7449">
            <text:p>40.7449</text:p>
          </table:table-cell>
          <table:table-cell office:value-type="float" office:value="-73.9772">
            <text:p>-73.97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5/1/2014 5:27:00</text:p>
          </table:table-cell>
          <table:table-cell office:value-type="float" office:value="40.7449">
            <text:p>40.7449</text:p>
          </table:table-cell>
          <table:table-cell office:value-type="float" office:value="-73.9772">
            <text:p>-73.97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5/1/2014 5:29:00</text:p>
          </table:table-cell>
          <table:table-cell office:value-type="float" office:value="40.6951">
            <text:p>40.6951</text:p>
          </table:table-cell>
          <table:table-cell office:value-type="float" office:value="-74.1784">
            <text:p>-74.1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5/1/2014 5:30:00</text:p>
          </table:table-cell>
          <table:table-cell office:value-type="float" office:value="40.7705">
            <text:p>40.7705</text:p>
          </table:table-cell>
          <table:table-cell office:value-type="float" office:value="-73.9857">
            <text:p>-73.98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5/1/2014 5:34:00</text:p>
          </table:table-cell>
          <table:table-cell office:value-type="float" office:value="40.7327">
            <text:p>40.7327</text:p>
          </table:table-cell>
          <table:table-cell office:value-type="float" office:value="-74.0088">
            <text:p>-74.00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5/1/2014 5:35:00</text:p>
          </table:table-cell>
          <table:table-cell office:value-type="float" office:value="40.7985">
            <text:p>40.7985</text:p>
          </table:table-cell>
          <table:table-cell office:value-type="float" office:value="-73.9729">
            <text:p>-73.972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5/1/2014 5:36:00</text:p>
          </table:table-cell>
          <table:table-cell office:value-type="float" office:value="40.7486">
            <text:p>40.7486</text:p>
          </table:table-cell>
          <table:table-cell office:value-type="float" office:value="-73.9737">
            <text:p>-73.97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5/1/2014 5:38:00</text:p>
          </table:table-cell>
          <table:table-cell office:value-type="float" office:value="40.7372">
            <text:p>40.7372</text:p>
          </table:table-cell>
          <table:table-cell office:value-type="float" office:value="-74.0372">
            <text:p>-74.03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5/1/2014 5:38:00</text:p>
          </table:table-cell>
          <table:table-cell office:value-type="float" office:value="40.7372">
            <text:p>40.7372</text:p>
          </table:table-cell>
          <table:table-cell office:value-type="float" office:value="-74.0372">
            <text:p>-74.03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5/1/2014 5:38:00</text:p>
          </table:table-cell>
          <table:table-cell office:value-type="float" office:value="40.7912">
            <text:p>40.7912</text:p>
          </table:table-cell>
          <table:table-cell office:value-type="float" office:value="-73.9651">
            <text:p>-73.96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5/1/2014 5:39:00</text:p>
          </table:table-cell>
          <table:table-cell office:value-type="float" office:value="40.7323">
            <text:p>40.7323</text:p>
          </table:table-cell>
          <table:table-cell office:value-type="float" office:value="-73.9941">
            <text:p>-73.994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5/1/2014 5:40:00</text:p>
          </table:table-cell>
          <table:table-cell office:value-type="float" office:value="40.7828">
            <text:p>40.7828</text:p>
          </table:table-cell>
          <table:table-cell office:value-type="float" office:value="-73.9797">
            <text:p>-73.97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5/1/2014 5:40:00</text:p>
          </table:table-cell>
          <table:table-cell office:value-type="float" office:value="40.7828">
            <text:p>40.7828</text:p>
          </table:table-cell>
          <table:table-cell office:value-type="float" office:value="-73.9797">
            <text:p>-73.97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5/1/2014 5:41:00</text:p>
          </table:table-cell>
          <table:table-cell office:value-type="float" office:value="40.7179">
            <text:p>40.7179</text:p>
          </table:table-cell>
          <table:table-cell office:value-type="float" office:value="-73.9895">
            <text:p>-73.98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5/1/2014 5:46:00</text:p>
          </table:table-cell>
          <table:table-cell office:value-type="float" office:value="40.729">
            <text:p>40.729</text:p>
          </table:table-cell>
          <table:table-cell office:value-type="float" office:value="-74.0066">
            <text:p>-74.00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5/1/2014 5:49:00</text:p>
          </table:table-cell>
          <table:table-cell office:value-type="float" office:value="40.8109">
            <text:p>40.8109</text:p>
          </table:table-cell>
          <table:table-cell office:value-type="float" office:value="-74.1575">
            <text:p>-74.15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5/1/2014 5:49:00</text:p>
          </table:table-cell>
          <table:table-cell office:value-type="float" office:value="40.7149">
            <text:p>40.7149</text:p>
          </table:table-cell>
          <table:table-cell office:value-type="float" office:value="-74.0065">
            <text:p>-74.00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5/1/2014 5:56:00</text:p>
          </table:table-cell>
          <table:table-cell office:value-type="float" office:value="40.7186">
            <text:p>40.7186</text:p>
          </table:table-cell>
          <table:table-cell office:value-type="float" office:value="-74.0079">
            <text:p>-74.00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5/1/2014 6:03:00</text:p>
          </table:table-cell>
          <table:table-cell office:value-type="float" office:value="40.7745">
            <text:p>40.7745</text:p>
          </table:table-cell>
          <table:table-cell office:value-type="float" office:value="-73.9838">
            <text:p>-73.98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5/1/2014 6:03:00</text:p>
          </table:table-cell>
          <table:table-cell office:value-type="float" office:value="40.7753">
            <text:p>40.7753</text:p>
          </table:table-cell>
          <table:table-cell office:value-type="float" office:value="-73.9901">
            <text:p>-73.9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5/1/2014 6:07:00</text:p>
          </table:table-cell>
          <table:table-cell office:value-type="float" office:value="40.7204">
            <text:p>40.7204</text:p>
          </table:table-cell>
          <table:table-cell office:value-type="float" office:value="-74.0085">
            <text:p>-74.00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5/1/2014 6:07:00</text:p>
          </table:table-cell>
          <table:table-cell office:value-type="float" office:value="40.7175">
            <text:p>40.7175</text:p>
          </table:table-cell>
          <table:table-cell office:value-type="float" office:value="-74.0022">
            <text:p>-74.002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5/1/2014 6:07:00</text:p>
          </table:table-cell>
          <table:table-cell office:value-type="float" office:value="40.7321">
            <text:p>40.7321</text:p>
          </table:table-cell>
          <table:table-cell office:value-type="float" office:value="-73.9885">
            <text:p>-73.98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5/1/2014 6:08:00</text:p>
          </table:table-cell>
          <table:table-cell office:value-type="float" office:value="40.7273">
            <text:p>40.7273</text:p>
          </table:table-cell>
          <table:table-cell office:value-type="float" office:value="-73.9922">
            <text:p>-73.992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6/1/2014 0:00:00</text:p>
          </table:table-cell>
          <table:table-cell office:value-type="float" office:value="40.7293">
            <text:p>40.7293</text:p>
          </table:table-cell>
          <table:table-cell office:value-type="float" office:value="-73.992">
            <text:p>-73.9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/1/2014 0:01:00</text:p>
          </table:table-cell>
          <table:table-cell office:value-type="float" office:value="40.7131">
            <text:p>40.7131</text:p>
          </table:table-cell>
          <table:table-cell office:value-type="float" office:value="-74.0097">
            <text:p>-74.00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6/1/2014 0:04:00</text:p>
          </table:table-cell>
          <table:table-cell office:value-type="float" office:value="40.3461">
            <text:p>40.3461</text:p>
          </table:table-cell>
          <table:table-cell office:value-type="float" office:value="-74.661">
            <text:p>-74.66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/1/2014 0:04:00</text:p>
          </table:table-cell>
          <table:table-cell office:value-type="float" office:value="40.7555">
            <text:p>40.7555</text:p>
          </table:table-cell>
          <table:table-cell office:value-type="float" office:value="-73.9833">
            <text:p>-73.98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/1/2014 0:07:00</text:p>
          </table:table-cell>
          <table:table-cell office:value-type="float" office:value="40.688">
            <text:p>40.688</text:p>
          </table:table-cell>
          <table:table-cell office:value-type="float" office:value="-74.1831">
            <text:p>-74.183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6/1/2014 0:08:00</text:p>
          </table:table-cell>
          <table:table-cell office:value-type="float" office:value="40.7152">
            <text:p>40.7152</text:p>
          </table:table-cell>
          <table:table-cell office:value-type="float" office:value="-73.9917">
            <text:p>-73.991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/1/2014 0:08:00</text:p>
          </table:table-cell>
          <table:table-cell office:value-type="float" office:value="40.7282">
            <text:p>40.7282</text:p>
          </table:table-cell>
          <table:table-cell office:value-type="float" office:value="-73.991">
            <text:p>-73.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6/1/2014 0:08:00</text:p>
          </table:table-cell>
          <table:table-cell office:value-type="float" office:value="40.3042">
            <text:p>40.3042</text:p>
          </table:table-cell>
          <table:table-cell office:value-type="float" office:value="-73.9794">
            <text:p>-73.97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6/1/2014 0:09:00</text:p>
          </table:table-cell>
          <table:table-cell office:value-type="float" office:value="40.727">
            <text:p>40.727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6/1/2014 0:10:00</text:p>
          </table:table-cell>
          <table:table-cell office:value-type="float" office:value="40.7221">
            <text:p>40.7221</text:p>
          </table:table-cell>
          <table:table-cell office:value-type="float" office:value="-73.9965">
            <text:p>-73.99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6/1/2014 0:11:00</text:p>
          </table:table-cell>
          <table:table-cell office:value-type="float" office:value="40.7153">
            <text:p>40.7153</text:p>
          </table:table-cell>
          <table:table-cell office:value-type="float" office:value="-74.0146">
            <text:p>-74.014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6/1/2014 0:15:00</text:p>
          </table:table-cell>
          <table:table-cell office:value-type="float" office:value="40.6176">
            <text:p>40.6176</text:p>
          </table:table-cell>
          <table:table-cell office:value-type="float" office:value="-74.0197">
            <text:p>-74.01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6/1/2014 0:16:00</text:p>
          </table:table-cell>
          <table:table-cell office:value-type="float" office:value="40.7025">
            <text:p>40.7025</text:p>
          </table:table-cell>
          <table:table-cell office:value-type="float" office:value="-73.9897">
            <text:p>-73.989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6/1/2014 0:17:00</text:p>
          </table:table-cell>
          <table:table-cell office:value-type="float" office:value="40.735">
            <text:p>40.735</text:p>
          </table:table-cell>
          <table:table-cell office:value-type="float" office:value="-74.165">
            <text:p>-74.16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6/1/2014 0:17:00</text:p>
          </table:table-cell>
          <table:table-cell office:value-type="float" office:value="40.7357">
            <text:p>40.7357</text:p>
          </table:table-cell>
          <table:table-cell office:value-type="float" office:value="-74.0068">
            <text:p>-74.006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6/1/2014 0:18:00</text:p>
          </table:table-cell>
          <table:table-cell office:value-type="float" office:value="40.6904">
            <text:p>40.6904</text:p>
          </table:table-cell>
          <table:table-cell office:value-type="float" office:value="-73.9572">
            <text:p>-73.95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6/1/2014 0:19:00</text:p>
          </table:table-cell>
          <table:table-cell office:value-type="float" office:value="40.7384">
            <text:p>40.7384</text:p>
          </table:table-cell>
          <table:table-cell office:value-type="float" office:value="-73.9857">
            <text:p>-73.985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6/1/2014 0:20:00</text:p>
          </table:table-cell>
          <table:table-cell office:value-type="float" office:value="40.7406">
            <text:p>40.7406</text:p>
          </table:table-cell>
          <table:table-cell office:value-type="float" office:value="-74.0066">
            <text:p>-74.00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6/1/2014 0:21:00</text:p>
          </table:table-cell>
          <table:table-cell office:value-type="float" office:value="40.7535">
            <text:p>40.7535</text:p>
          </table:table-cell>
          <table:table-cell office:value-type="float" office:value="-73.9813">
            <text:p>-73.981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6/1/2014 0:21:00</text:p>
          </table:table-cell>
          <table:table-cell office:value-type="float" office:value="40.722">
            <text:p>40.722</text:p>
          </table:table-cell>
          <table:table-cell office:value-type="float" office:value="-73.9804">
            <text:p>-73.980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6/1/2014 0:23:00</text:p>
          </table:table-cell>
          <table:table-cell office:value-type="float" office:value="40.8095">
            <text:p>40.8095</text:p>
          </table:table-cell>
          <table:table-cell office:value-type="float" office:value="-74.1037">
            <text:p>-74.1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6/1/2014 0:23:00</text:p>
          </table:table-cell>
          <table:table-cell office:value-type="float" office:value="40.7482">
            <text:p>40.7482</text:p>
          </table:table-cell>
          <table:table-cell office:value-type="float" office:value="-73.9745">
            <text:p>-73.974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6/1/2014 0:30:00</text:p>
          </table:table-cell>
          <table:table-cell office:value-type="float" office:value="40.7043">
            <text:p>40.7043</text:p>
          </table:table-cell>
          <table:table-cell office:value-type="float" office:value="-73.933">
            <text:p>-73.9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6/1/2014 0:32:00</text:p>
          </table:table-cell>
          <table:table-cell office:value-type="float" office:value="40.7298">
            <text:p>40.7298</text:p>
          </table:table-cell>
          <table:table-cell office:value-type="float" office:value="-73.9898">
            <text:p>-73.989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6/1/2014 0:32:00</text:p>
          </table:table-cell>
          <table:table-cell office:value-type="float" office:value="40.7397">
            <text:p>40.7397</text:p>
          </table:table-cell>
          <table:table-cell office:value-type="float" office:value="-74.0053">
            <text:p>-74.00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6/1/2014 0:34:00</text:p>
          </table:table-cell>
          <table:table-cell office:value-type="float" office:value="40.7607">
            <text:p>40.7607</text:p>
          </table:table-cell>
          <table:table-cell office:value-type="float" office:value="-74.0025">
            <text:p>-74.00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6/1/2014 0:37:00</text:p>
          </table:table-cell>
          <table:table-cell office:value-type="float" office:value="40.7578">
            <text:p>40.7578</text:p>
          </table:table-cell>
          <table:table-cell office:value-type="float" office:value="-73.9703">
            <text:p>-73.970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6/1/2014 0:39:00</text:p>
          </table:table-cell>
          <table:table-cell office:value-type="float" office:value="40.7349">
            <text:p>40.7349</text:p>
          </table:table-cell>
          <table:table-cell office:value-type="float" office:value="-73.985">
            <text:p>-73.98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6/1/2014 0:39:00</text:p>
          </table:table-cell>
          <table:table-cell office:value-type="float" office:value="40.7133">
            <text:p>40.7133</text:p>
          </table:table-cell>
          <table:table-cell office:value-type="float" office:value="-73.9775">
            <text:p>-73.97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6/1/2014 0:40:00</text:p>
          </table:table-cell>
          <table:table-cell office:value-type="float" office:value="40.7273">
            <text:p>40.7273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6/1/2014 0:40:00</text:p>
          </table:table-cell>
          <table:table-cell office:value-type="float" office:value="40.761">
            <text:p>40.761</text:p>
          </table:table-cell>
          <table:table-cell office:value-type="float" office:value="-73.6035">
            <text:p>-73.603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6/1/2014 0:44:00</text:p>
          </table:table-cell>
          <table:table-cell office:value-type="float" office:value="40.7401">
            <text:p>40.7401</text:p>
          </table:table-cell>
          <table:table-cell office:value-type="float" office:value="-73.9901">
            <text:p>-73.990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6/1/2014 0:46:00</text:p>
          </table:table-cell>
          <table:table-cell office:value-type="float" office:value="40.7261">
            <text:p>40.7261</text:p>
          </table:table-cell>
          <table:table-cell office:value-type="float" office:value="-73.9835">
            <text:p>-73.983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6/1/2014 0:48:00</text:p>
          </table:table-cell>
          <table:table-cell office:value-type="float" office:value="40.7406">
            <text:p>40.7406</text:p>
          </table:table-cell>
          <table:table-cell office:value-type="float" office:value="-74.0086">
            <text:p>-74.008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6/1/2014 0:49:00</text:p>
          </table:table-cell>
          <table:table-cell office:value-type="float" office:value="40.6975">
            <text:p>40.6975</text:p>
          </table:table-cell>
          <table:table-cell office:value-type="float" office:value="-73.9373">
            <text:p>-73.937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6/1/2014 0:53:00</text:p>
          </table:table-cell>
          <table:table-cell office:value-type="float" office:value="40.7428">
            <text:p>40.7428</text:p>
          </table:table-cell>
          <table:table-cell office:value-type="float" office:value="-73.9806">
            <text:p>-73.980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6/1/2014 0:55:00</text:p>
          </table:table-cell>
          <table:table-cell office:value-type="float" office:value="40.7667">
            <text:p>40.7667</text:p>
          </table:table-cell>
          <table:table-cell office:value-type="float" office:value="-74.2016">
            <text:p>-74.201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6/1/2014 0:59:00</text:p>
          </table:table-cell>
          <table:table-cell office:value-type="float" office:value="40.7053">
            <text:p>40.7053</text:p>
          </table:table-cell>
          <table:table-cell office:value-type="float" office:value="-73.9394">
            <text:p>-73.939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6/1/2014 0:59:00</text:p>
          </table:table-cell>
          <table:table-cell office:value-type="float" office:value="40.7181">
            <text:p>40.7181</text:p>
          </table:table-cell>
          <table:table-cell office:value-type="float" office:value="-73.6795">
            <text:p>-73.67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6/1/2014 1:00:00</text:p>
          </table:table-cell>
          <table:table-cell office:value-type="float" office:value="40.7431">
            <text:p>40.7431</text:p>
          </table:table-cell>
          <table:table-cell office:value-type="float" office:value="-73.9848">
            <text:p>-73.984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6/1/2014 1:00:00</text:p>
          </table:table-cell>
          <table:table-cell office:value-type="float" office:value="40.7395">
            <text:p>40.7395</text:p>
          </table:table-cell>
          <table:table-cell office:value-type="float" office:value="-74.0021">
            <text:p>-74.002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6/1/2014 1:01:00</text:p>
          </table:table-cell>
          <table:table-cell office:value-type="float" office:value="40.7816">
            <text:p>40.7816</text:p>
          </table:table-cell>
          <table:table-cell office:value-type="float" office:value="-73.7183">
            <text:p>-73.71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6/1/2014 1:01:00</text:p>
          </table:table-cell>
          <table:table-cell office:value-type="float" office:value="40.8192">
            <text:p>40.8192</text:p>
          </table:table-cell>
          <table:table-cell office:value-type="float" office:value="-73.9019">
            <text:p>-73.901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6/1/2014 1:02:00</text:p>
          </table:table-cell>
          <table:table-cell office:value-type="float" office:value="40.7335">
            <text:p>40.7335</text:p>
          </table:table-cell>
          <table:table-cell office:value-type="float" office:value="-74.0037">
            <text:p>-74.003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6/1/2014 1:04:00</text:p>
          </table:table-cell>
          <table:table-cell office:value-type="float" office:value="40.7404">
            <text:p>40.7404</text:p>
          </table:table-cell>
          <table:table-cell office:value-type="float" office:value="-74.0083">
            <text:p>-74.008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6/1/2014 1:09:00</text:p>
          </table:table-cell>
          <table:table-cell office:value-type="float" office:value="40.796">
            <text:p>40.796</text:p>
          </table:table-cell>
          <table:table-cell office:value-type="float" office:value="-74.4726">
            <text:p>-74.47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6/1/2014 1:14:00</text:p>
          </table:table-cell>
          <table:table-cell office:value-type="float" office:value="40.7397">
            <text:p>40.7397</text:p>
          </table:table-cell>
          <table:table-cell office:value-type="float" office:value="-74.0081">
            <text:p>-74.00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6/1/2014 1:15:00</text:p>
          </table:table-cell>
          <table:table-cell office:value-type="float" office:value="40.7233">
            <text:p>40.7233</text:p>
          </table:table-cell>
          <table:table-cell office:value-type="float" office:value="-73.9855">
            <text:p>-73.98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6/1/2014 1:18:00</text:p>
          </table:table-cell>
          <table:table-cell office:value-type="float" office:value="40.7535">
            <text:p>40.7535</text:p>
          </table:table-cell>
          <table:table-cell office:value-type="float" office:value="-73.9851">
            <text:p>-73.98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6/1/2014 1:25:00</text:p>
          </table:table-cell>
          <table:table-cell office:value-type="float" office:value="40.7978">
            <text:p>40.7978</text:p>
          </table:table-cell>
          <table:table-cell office:value-type="float" office:value="-74.4777">
            <text:p>-74.47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6/1/2014 1:32:00</text:p>
          </table:table-cell>
          <table:table-cell office:value-type="float" office:value="40.299">
            <text:p>40.299</text:p>
          </table:table-cell>
          <table:table-cell office:value-type="float" office:value="-73.9811">
            <text:p>-73.981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6/1/2014 1:37:00</text:p>
          </table:table-cell>
          <table:table-cell office:value-type="float" office:value="40.7343">
            <text:p>40.7343</text:p>
          </table:table-cell>
          <table:table-cell office:value-type="float" office:value="-74.166">
            <text:p>-74.16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6/1/2014 1:38:00</text:p>
          </table:table-cell>
          <table:table-cell office:value-type="float" office:value="40.7392">
            <text:p>40.7392</text:p>
          </table:table-cell>
          <table:table-cell office:value-type="float" office:value="-73.9953">
            <text:p>-73.99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6/1/2014 1:40:00</text:p>
          </table:table-cell>
          <table:table-cell office:value-type="float" office:value="41.0169">
            <text:p>41.0169</text:p>
          </table:table-cell>
          <table:table-cell office:value-type="float" office:value="-73.7182">
            <text:p>-73.71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6/1/2014 1:41:00</text:p>
          </table:table-cell>
          <table:table-cell office:value-type="float" office:value="40.7196">
            <text:p>40.7196</text:p>
          </table:table-cell>
          <table:table-cell office:value-type="float" office:value="-73.9995">
            <text:p>-73.999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6/1/2014 1:52:00</text:p>
          </table:table-cell>
          <table:table-cell office:value-type="float" office:value="40.7398">
            <text:p>40.7398</text:p>
          </table:table-cell>
          <table:table-cell office:value-type="float" office:value="-74.0054">
            <text:p>-74.00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6/1/2014 1:56:00</text:p>
          </table:table-cell>
          <table:table-cell office:value-type="float" office:value="40.7295">
            <text:p>40.7295</text:p>
          </table:table-cell>
          <table:table-cell office:value-type="float" office:value="-74.0084">
            <text:p>-74.00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6/1/2014 2:03:00</text:p>
          </table:table-cell>
          <table:table-cell office:value-type="float" office:value="40.7408">
            <text:p>40.7408</text:p>
          </table:table-cell>
          <table:table-cell office:value-type="float" office:value="-74.0079">
            <text:p>-74.007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6/1/2014 2:04:00</text:p>
          </table:table-cell>
          <table:table-cell office:value-type="float" office:value="40.7381">
            <text:p>40.7381</text:p>
          </table:table-cell>
          <table:table-cell office:value-type="float" office:value="-74.0089">
            <text:p>-74.008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6/1/2014 2:05:00</text:p>
          </table:table-cell>
          <table:table-cell office:value-type="float" office:value="40.742">
            <text:p>40.742</text:p>
          </table:table-cell>
          <table:table-cell office:value-type="float" office:value="-74.0077">
            <text:p>-74.007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6/1/2014 2:15:00</text:p>
          </table:table-cell>
          <table:table-cell office:value-type="float" office:value="40.6736">
            <text:p>40.6736</text:p>
          </table:table-cell>
          <table:table-cell office:value-type="float" office:value="-73.992">
            <text:p>-73.9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6/1/2014 2:19:00</text:p>
          </table:table-cell>
          <table:table-cell office:value-type="float" office:value="40.7195">
            <text:p>40.7195</text:p>
          </table:table-cell>
          <table:table-cell office:value-type="float" office:value="-73.9887">
            <text:p>-73.988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6/1/2014 2:21:00</text:p>
          </table:table-cell>
          <table:table-cell office:value-type="float" office:value="40.7144">
            <text:p>40.7144</text:p>
          </table:table-cell>
          <table:table-cell office:value-type="float" office:value="-73.9651">
            <text:p>-73.965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6/1/2014 2:26:00</text:p>
          </table:table-cell>
          <table:table-cell office:value-type="float" office:value="40.7621">
            <text:p>40.7621</text:p>
          </table:table-cell>
          <table:table-cell office:value-type="float" office:value="-73.9747">
            <text:p>-73.974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6/1/2014 2:27:00</text:p>
          </table:table-cell>
          <table:table-cell office:value-type="float" office:value="40.74">
            <text:p>40.74</text:p>
          </table:table-cell>
          <table:table-cell office:value-type="float" office:value="-74.0055">
            <text:p>-74.00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6/1/2014 2:32:00</text:p>
          </table:table-cell>
          <table:table-cell office:value-type="float" office:value="40.762">
            <text:p>40.762</text:p>
          </table:table-cell>
          <table:table-cell office:value-type="float" office:value="-73.9936">
            <text:p>-73.993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6/1/2014 2:40:00</text:p>
          </table:table-cell>
          <table:table-cell office:value-type="float" office:value="40.7175">
            <text:p>40.7175</text:p>
          </table:table-cell>
          <table:table-cell office:value-type="float" office:value="-74.0055">
            <text:p>-74.005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6/1/2014 2:41:00</text:p>
          </table:table-cell>
          <table:table-cell office:value-type="float" office:value="40.7521">
            <text:p>40.7521</text:p>
          </table:table-cell>
          <table:table-cell office:value-type="float" office:value="-73.9954">
            <text:p>-73.99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6/1/2014 2:47:00</text:p>
          </table:table-cell>
          <table:table-cell office:value-type="float" office:value="40.7222">
            <text:p>40.7222</text:p>
          </table:table-cell>
          <table:table-cell office:value-type="float" office:value="-73.9588">
            <text:p>-73.95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6/1/2014 2:50:00</text:p>
          </table:table-cell>
          <table:table-cell office:value-type="float" office:value="40.719">
            <text:p>40.719</text:p>
          </table:table-cell>
          <table:table-cell office:value-type="float" office:value="-73.9888">
            <text:p>-73.988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6/1/2014 2:51:00</text:p>
          </table:table-cell>
          <table:table-cell office:value-type="float" office:value="40.6564">
            <text:p>40.6564</text:p>
          </table:table-cell>
          <table:table-cell office:value-type="float" office:value="-73.6453">
            <text:p>-73.645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6/1/2014 2:53:00</text:p>
          </table:table-cell>
          <table:table-cell office:value-type="float" office:value="40.7261">
            <text:p>40.7261</text:p>
          </table:table-cell>
          <table:table-cell office:value-type="float" office:value="-73.9918">
            <text:p>-73.99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6/1/2014 2:54:00</text:p>
          </table:table-cell>
          <table:table-cell office:value-type="float" office:value="40.7191">
            <text:p>40.7191</text:p>
          </table:table-cell>
          <table:table-cell office:value-type="float" office:value="-73.9892">
            <text:p>-73.98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6/1/2014 2:58:00</text:p>
          </table:table-cell>
          <table:table-cell office:value-type="float" office:value="40.7286">
            <text:p>40.7286</text:p>
          </table:table-cell>
          <table:table-cell office:value-type="float" office:value="-73.9954">
            <text:p>-73.995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6/1/2014 3:10:00</text:p>
          </table:table-cell>
          <table:table-cell office:value-type="float" office:value="40.7615">
            <text:p>40.7615</text:p>
          </table:table-cell>
          <table:table-cell office:value-type="float" office:value="-73.975">
            <text:p>-73.97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6/1/2014 3:11:00</text:p>
          </table:table-cell>
          <table:table-cell office:value-type="float" office:value="40.7278">
            <text:p>40.7278</text:p>
          </table:table-cell>
          <table:table-cell office:value-type="float" office:value="-73.9991">
            <text:p>-73.999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6/1/2014 3:14:00</text:p>
          </table:table-cell>
          <table:table-cell office:value-type="float" office:value="40.7503">
            <text:p>40.7503</text:p>
          </table:table-cell>
          <table:table-cell office:value-type="float" office:value="-73.9839">
            <text:p>-73.983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6/1/2014 3:19:00</text:p>
          </table:table-cell>
          <table:table-cell office:value-type="float" office:value="40.7389">
            <text:p>40.7389</text:p>
          </table:table-cell>
          <table:table-cell office:value-type="float" office:value="-74.0081">
            <text:p>-74.00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6/1/2014 3:23:00</text:p>
          </table:table-cell>
          <table:table-cell office:value-type="float" office:value="40.775">
            <text:p>40.775</text:p>
          </table:table-cell>
          <table:table-cell office:value-type="float" office:value="-73.9907">
            <text:p>-73.990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6/1/2014 3:32:00</text:p>
          </table:table-cell>
          <table:table-cell office:value-type="float" office:value="40.7054">
            <text:p>40.7054</text:p>
          </table:table-cell>
          <table:table-cell office:value-type="float" office:value="-74.0072">
            <text:p>-74.007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6/1/2014 3:35:00</text:p>
          </table:table-cell>
          <table:table-cell office:value-type="float" office:value="40.7303">
            <text:p>40.7303</text:p>
          </table:table-cell>
          <table:table-cell office:value-type="float" office:value="-74.0025">
            <text:p>-74.002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6/1/2014 3:36:00</text:p>
          </table:table-cell>
          <table:table-cell office:value-type="float" office:value="40.7347">
            <text:p>40.7347</text:p>
          </table:table-cell>
          <table:table-cell office:value-type="float" office:value="-73.9924">
            <text:p>-73.992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6/1/2014 4:03:00</text:p>
          </table:table-cell>
          <table:table-cell office:value-type="float" office:value="40.7224">
            <text:p>40.7224</text:p>
          </table:table-cell>
          <table:table-cell office:value-type="float" office:value="-73.9878">
            <text:p>-73.987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6/1/2014 4:51:00</text:p>
          </table:table-cell>
          <table:table-cell office:value-type="float" office:value="40.6982">
            <text:p>40.6982</text:p>
          </table:table-cell>
          <table:table-cell office:value-type="float" office:value="-73.462">
            <text:p>-73.46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6/1/2014 4:54:00</text:p>
          </table:table-cell>
          <table:table-cell office:value-type="float" office:value="40.6449">
            <text:p>40.6449</text:p>
          </table:table-cell>
          <table:table-cell office:value-type="float" office:value="-73.7818">
            <text:p>-73.781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6/1/2014 4:56:00</text:p>
          </table:table-cell>
          <table:table-cell office:value-type="float" office:value="40.645">
            <text:p>40.645</text:p>
          </table:table-cell>
          <table:table-cell office:value-type="float" office:value="-73.782">
            <text:p>-73.78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6/1/2014 5:07:00</text:p>
          </table:table-cell>
          <table:table-cell office:value-type="float" office:value="40.7699">
            <text:p>40.7699</text:p>
          </table:table-cell>
          <table:table-cell office:value-type="float" office:value="-73.9843">
            <text:p>-73.984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6/1/2014 5:10:00</text:p>
          </table:table-cell>
          <table:table-cell office:value-type="float" office:value="40.7372">
            <text:p>40.7372</text:p>
          </table:table-cell>
          <table:table-cell office:value-type="float" office:value="-73.9967">
            <text:p>-73.996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6/1/2014 5:14:00</text:p>
          </table:table-cell>
          <table:table-cell office:value-type="float" office:value="40.6448">
            <text:p>40.6448</text:p>
          </table:table-cell>
          <table:table-cell office:value-type="float" office:value="-73.7826">
            <text:p>-73.7826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6/1/2014 5:48:00</text:p>
          </table:table-cell>
          <table:table-cell office:value-type="float" office:value="40.7228">
            <text:p>40.7228</text:p>
          </table:table-cell>
          <table:table-cell office:value-type="float" office:value="-74.0019">
            <text:p>-74.0019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6/1/2014 6:19:00</text:p>
          </table:table-cell>
          <table:table-cell office:value-type="float" office:value="40.736">
            <text:p>40.736</text:p>
          </table:table-cell>
          <table:table-cell office:value-type="float" office:value="-73.9792">
            <text:p>-73.9792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6/1/2014 6:21:00</text:p>
          </table:table-cell>
          <table:table-cell office:value-type="float" office:value="40.7536">
            <text:p>40.7536</text:p>
          </table:table-cell>
          <table:table-cell office:value-type="float" office:value="-73.9915">
            <text:p>-73.9915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6/1/2014 6:24:00</text:p>
          </table:table-cell>
          <table:table-cell office:value-type="float" office:value="40.7615">
            <text:p>40.7615</text:p>
          </table:table-cell>
          <table:table-cell office:value-type="float" office:value="-73.9881">
            <text:p>-73.98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6/1/2014 6:25:00</text:p>
          </table:table-cell>
          <table:table-cell office:value-type="float" office:value="40.8525">
            <text:p>40.8525</text:p>
          </table:table-cell>
          <table:table-cell office:value-type="float" office:value="-73.8281">
            <text:p>-73.8281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6/1/2014 6:27:00</text:p>
          </table:table-cell>
          <table:table-cell office:value-type="float" office:value="40.7554">
            <text:p>40.7554</text:p>
          </table:table-cell>
          <table:table-cell office:value-type="float" office:value="-73.9738">
            <text:p>-73.9738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6/1/2014 6:35:00</text:p>
          </table:table-cell>
          <table:table-cell office:value-type="float" office:value="40.7543">
            <text:p>40.7543</text:p>
          </table:table-cell>
          <table:table-cell office:value-type="float" office:value="-73.9817">
            <text:p>-73.9817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6/1/2014 6:37:00</text:p>
          </table:table-cell>
          <table:table-cell office:value-type="float" office:value="40.7751">
            <text:p>40.7751</text:p>
          </table:table-cell>
          <table:table-cell office:value-type="float" office:value="-73.9633">
            <text:p>-73.9633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6/1/2014 6:46:00</text:p>
          </table:table-cell>
          <table:table-cell office:value-type="float" office:value="40.6952">
            <text:p>40.6952</text:p>
          </table:table-cell>
          <table:table-cell office:value-type="float" office:value="-74.1784">
            <text:p>-74.1784</text:p>
          </table:table-cell>
          <table:table-cell office:value-type="string">
            <text:p>B0251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6/1/2014 6:51:00</text:p>
          </table:table-cell>
          <table:table-cell office:value-type="float" office:value="40.7621">
            <text:p>40.7621</text:p>
          </table:table-cell>
          <table:table-cell office:value-type="float" office:value="-73.9817">
            <text:p>-73.9817</text:p>
          </table:table-cell>
          <table:table-cell office:value-type="string">
            <text:p>B025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erif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-27-2018</text:date>, <text:time>21:5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21:51:29</dc:date>
    <dc:creator>Jed Unalivia</dc:creator>
    <meta:document-statistic meta:table-count="4" meta:cell-count="2986" meta:object-count="0"/>
    <meta:generator>OpenOffice/4.1.5$Unix OpenOffice.org_project/415m1$Build-9789</meta:generator>
  </office:meta>
</office:document-meta>
</file>